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Implements_5f_conn">
      <style:graphic-properties/>
      <style:paragraph-properties style:writing-mode="lr-tb"/>
    </style:style>
    <style:style style:name="gr34" style:family="graphic" style:parent-style-name="Implements_5f_conn">
      <style:graphic-properties/>
    </style:style>
    <style:style style:name="gr35" style:family="graphic" style:parent-style-name="has_5f_a_5f_conn">
      <style:graphic-properties/>
    </style:style>
    <style:style style:name="gr36" style:family="graphic" style:parent-style-name="Extends_5f_conn">
      <style:graphic-properties/>
    </style:style>
    <style:style style:name="gr37" style:family="graphic" style:parent-style-name="Composes_5f_conn">
      <style:graphic-properties/>
    </style:style>
    <style:style style:name="gr3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2.537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has_5f_a_5f_conn">
      <style:graphic-properties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DataClass">
      <style:graphic-properties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uses_5f_conn">
      <style:graphic-properties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DataClass">
      <style:graphic-properties fo:min-height="0.578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9" style:family="graphic" style:parent-style-name="twoheaded_5f_arrow">
      <style:graphic-properties draw:marker-start="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4" style:family="graphic" style:parent-style-name="standard">
      <style:graphic-properties draw:stroke="none" draw:fill="none" fo:min-height="0.87cm"/>
      <style:paragraph-properties style:writing-mode="lr-tb"/>
    </style:style>
    <style:style style:name="gr65" style:family="graphic" style:parent-style-name="standard">
      <style:graphic-properties draw:stroke="none" draw:fill="none" fo:min-height="1.168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2.186cm" fo:min-width="5.613cm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71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80" style:family="graphic" style:parent-style-name="standard">
      <style:graphic-properties draw:stroke="none" draw:fill="none" fo:min-height="0.476cm"/>
      <style:paragraph-properties style:writing-mode="lr-tb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84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05cm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twoheaded_5f_arrow">
      <style:graphic-properties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2.186cm" fo:min-width="2.75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  <style:paragraph-properties style:writing-mode="lr-tb"/>
    </style:style>
    <style:style style:name="gr92" style:family="graphic" style:parent-style-name="standard">
      <style:graphic-properties draw:stroke="none" draw:fill="none" fo:min-height="0.713cm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draw:fill="none" fo:min-height="3.15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62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0cm"/>
      <style:paragraph-properties style:writing-mode="lr-tb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3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>
      <style:graphic-properties draw:stroke="none" draw:fill="none" fo:min-height="0.396cm"/>
      <style:paragraph-properties style:writing-mode="lr-tb"/>
    </style:style>
    <style:style style:name="gr110" style:family="graphic" style:parent-style-name="standard">
      <style:graphic-properties draw:stroke="none" draw:fill="none" fo:min-height="0.789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>
      <style:graphic-properties draw:stroke="none" draw:fill="none" fo:min-height="0.533cm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45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48" style:family="graphic" style:parent-style-name="Implements_5f_conn">
      <style:graphic-properties svg:stroke-linecap="butt"/>
    </style:style>
    <style:style style:name="gr149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52" style:family="graphic" style:parent-style-name="Condition">
      <style:graphic-properties fo:min-height="1.182cm" fo:min-width="0.94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7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96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Condition">
      <style:graphic-properties fo:min-height="1.182cm" fo:min-width="1.251cm"/>
      <style:paragraph-properties style:writing-mode="lr-tb"/>
    </style:style>
    <style:style style:name="gr164" style:family="graphic" style:parent-style-name="Condition">
      <style:graphic-properties fo:min-height="0.533cm" fo:min-width="1.894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166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67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68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70" style:family="graphic" style:parent-style-name="Condition">
      <style:graphic-properties fo:min-height="0.548cm" fo:min-width="1.403cm"/>
      <style:paragraph-properties style:writing-mode="lr-tb"/>
    </style:style>
    <style:style style:name="gr171" style:family="graphic" style:parent-style-name="Condition">
      <style:graphic-properties fo:min-height="0.789cm" fo:min-width="3.918cm"/>
      <style:paragraph-properties style:writing-mode="lr-tb"/>
    </style:style>
    <style:style style:name="gr172" style:family="graphic" style:parent-style-name="Condition">
      <style:graphic-properties fo:min-height="0.548cm" fo:min-width="1.513cm"/>
      <style:paragraph-properties style:writing-mode="lr-tb"/>
    </style:style>
    <style:style style:name="gr173" style:family="graphic" style:parent-style-name="Condition">
      <style:graphic-properties fo:min-height="0.548cm" fo:min-width="3.693cm"/>
      <style:paragraph-properties style:writing-mode="lr-tb"/>
    </style:style>
    <style:style style:name="gr174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7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Condition">
      <style:graphic-properties fo:min-height="0.395cm" fo:min-width="2.699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Condition">
      <style:graphic-properties fo:min-height="0.789cm" fo:min-width="3.452cm"/>
      <style:paragraph-properties style:writing-mode="lr-tb"/>
    </style:style>
    <style:style style:name="gr188" style:family="graphic" style:parent-style-name="Condition">
      <style:graphic-properties fo:min-height="1.183cm" fo:min-width="2.699cm"/>
      <style:paragraph-properties style:writing-mode="lr-tb"/>
    </style:style>
    <style:style style:name="gr189" style:family="graphic" style:parent-style-name="Condition">
      <style:graphic-properties fo:min-height="0.395cm" fo:min-width="3.901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Condition">
      <style:graphic-properties fo:min-height="0.548cm" fo:min-width="5.239cm"/>
      <style:paragraph-properties style:writing-mode="lr-tb"/>
    </style:style>
    <style:style style:name="gr193" style:family="graphic" style:parent-style-name="Condition">
      <style:graphic-properties fo:min-height="0.851cm" fo:min-width="3.575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fo:min-height="1.487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59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915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  <style:paragraph-properties style:writing-mode="lr-tb"/>
    </style:style>
    <style:style style:name="gr208" style:family="graphic" style:parent-style-name="objectwithoutfill">
      <style:graphic-properties svg:stroke-color="#000000" draw:marker-end="" draw:fill="none" draw:textarea-vertical-align="middle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36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6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52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0pt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center" style:writing-mode="lr-tb"/>
      <style:text-properties fo:font-size="10pt" style:font-size-asian="12pt" style:font-size-complex="12pt"/>
    </style:style>
    <style:style style:name="P37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8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0" style:family="paragraph">
      <style:paragraph-properties>
        <style:tab-stops>
          <style:tab-stop style:position="0.465cm"/>
        </style:tab-stops>
      </style:paragraph-properties>
    </style:style>
    <style:style style:name="P41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2" style:family="paragraph">
      <loext:graphic-properties draw:fill="none"/>
      <style:paragraph-properties fo:text-align="center" style:writing-mode="lr-tb"/>
      <style:text-properties fo:color="#5983b0" loext:opacity="100%" fo:font-size="14pt"/>
    </style:style>
    <style:style style:name="P43" style:family="paragraph">
      <style:text-properties fo:color="#999999" loext:opacity="55%" fo:font-size="80pt"/>
    </style:style>
    <style:style style:name="P44" style:family="paragraph">
      <loext:graphic-properties draw:fill="none" draw:fill-color="#ffffff"/>
      <style:text-properties fo:color="#999999" loext:opacity="55%" fo:font-size="80pt"/>
    </style:style>
    <style:style style:name="P45" style:family="paragraph">
      <loext:graphic-properties draw:fill="none" draw:fill-color="#ffffff"/>
      <style:text-properties fo:font-size="8pt" style:font-size-asian="8pt" style:font-size-complex="8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style:paragraph-properties style:writing-mode="lr-tb"/>
      <style:text-properties fo:font-size="10pt"/>
    </style:style>
    <style:style style:name="P48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9" style:family="paragraph">
      <loext:graphic-properties draw:fill="none"/>
      <style:paragraph-properties fo:text-align="center"/>
      <style:text-properties fo:font-size="10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font-size="10pt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7" style:family="text">
      <style:text-properties fo:color="#5983b0" loext:opacity="100%" fo:font-size="14pt"/>
    </style:style>
    <style:style style:name="T18" style:family="text">
      <style:text-properties fo:color="#999999" loext:opacity="55%"/>
    </style:style>
    <style:style style:name="T19" style:family="text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T20" style:family="text">
      <style:text-properties fo:font-size="18pt"/>
    </style:style>
    <style:style style:name="T21" style:family="text">
      <style:text-properties style:font-name="Liberation Sans2" fo:font-size="10pt" style:font-name-asian="Liberation Sans2" style:font-name-complex="Liberation Sans2"/>
    </style:style>
    <style:style style:name="T22" style:family="text">
      <style:text-properties fo:color="#c9211e" loext:opacity="100%" fo:font-size="10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81cm" svg:height="0.635cm" svg:x="1.317cm" svg:y="16.24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317cm" svg:y="16.875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3" draw:text-style-name="P16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4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4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5" draw:layer="layout" svg:x1="1.548cm" svg:y1="17.945cm" svg:x2="2.5cm" svg:y2="17.945cm">
          <text:p/>
        </draw:line>
        <draw:line draw:style-name="gr34" draw:layer="layout" svg:x1="1.548cm" svg:y1="18.38cm" svg:x2="2.5cm" svg:y2="18.38cm">
          <text:p/>
        </draw:line>
        <draw:line draw:style-name="gr36" draw:layer="layout" svg:x1="1.548cm" svg:y1="18.815cm" svg:x2="2.5cm" svg:y2="18.815cm">
          <text:p/>
        </draw:line>
        <draw:line draw:style-name="gr37" draw:layer="layout" svg:x1="1.566cm" svg:y1="19.332cm" svg:x2="2.518cm" svg:y2="19.332cm">
          <text:p/>
        </draw:line>
        <draw:line draw:style-name="gr38" draw:text-style-name="P8" draw:layer="layout" svg:x1="1.666cm" svg:y1="19.85cm" svg:x2="2.618cm" svg:y2="19.85cm">
          <text:p/>
        </draw:line>
        <draw:frame draw:style-name="gr39" draw:text-style-name="P18" draw:layer="layout" svg:width="2.827cm" svg:height="2.639cm" svg:x="2.618cm" svg:y="17.728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connector draw:style-name="gr35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4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6" draw:text-style-name="P12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5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5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1" draw:text-style-name="P16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2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5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6" draw:text-style-name="P12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34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4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5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4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7" draw:text-style-name="P19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9">ParamRul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4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4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7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7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5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5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5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5" draw:text-style-name="P21" draw:layer="layout" svg:width="1.141cm" svg:height="0.577cm" svg:x="4.322cm" svg:y="7.667cm">
          <draw:text-box>
            <text:p><text:span text:style-name="T10">many</text:span></text:p>
          </draw:text-box>
        </draw:frame>
        <draw:frame draw:style-name="gr56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4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7" draw:text-style-name="P23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5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5" draw:text-style-name="P21" draw:layer="layout" svg:width="1.141cm" svg:height="0.577cm" svg:x="3.54cm" svg:y="17.054cm">
          <draw:text-box>
            <text:p><text:span text:style-name="T10">many</text:span></text:p>
          </draw:text-box>
        </draw:frame>
        <draw:connector draw:style-name="gr59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0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5" draw:text-style-name="P12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2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5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5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4.762cm" svg:height="8.027cm" svg:x="1.539cm" svg:y="3.8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1">Mancala Methods</text:span></text:p>
                <text:p text:style-name="P24"><text:span text:style-name="T11">(mancala.py)</text:span></text:p>
              </table:table-cell>
              <table:covered-table-cell/>
              <table:table-cell table:style-name="ce3">
                <text:p text:style-name="P25"><text:span text:style-name="T11">Step</text:span></text:p>
                <text:p text:style-name="P25"><text:span text:style-name="T11">Number</text:span></text:p>
              </table:table-cell>
              <table:table-cell>
                <text:p><text:span text:style-name="T11">Description</text:span></text:p>
              </table:table-cell>
              <table:table-cell>
                <text:p><text:span text:style-name="T11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1">move</text:span></text:p>
              </table:table-cell>
              <table:table-cell/>
              <table:table-cell table:style-name="ce5">
                <text:p text:style-name="P25"><text:span text:style-name="T11">1</text:span></text:p>
              </table:table-cell>
              <table:table-cell table:style-name="ce6">
                <text:p text:style-name="P26"><text:span text:style-name="T10">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1">do_sow</text:span></text:p>
              </table:table-cell>
              <table:table-cell table:style-name="ce8">
                <text:p text:style-name="P25"><text:span text:style-name="T11">2</text:span></text:p>
              </table:table-cell>
              <table:table-cell table:style-name="ce9">
                <text:p text:style-name="P26"><text:span text:style-name="T10">Start Sow (parse move, first hole, seeds)</text:span></text:p>
              </table:table-cell>
              <table:table-cell>
                <text:p><text:span text:style-name="T11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1">3</text:span></text:p>
              </table:table-cell>
              <table:table-cell table:style-name="ce9">
                <text:p text:style-name="P26"><text:span text:style-name="T10">Get Direction (CW or CCW)</text:span></text:p>
              </table:table-cell>
              <table:table-cell>
                <text:p><text:span text:style-name="T11">get_direction, make_child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1">4</text:span></text:p>
              </table:table-cell>
              <table:table-cell table:style-name="ce9">
                <text:p text:style-name="P26"><text:span text:style-name="T10">Sow – drop seeds</text:span></text:p>
              </table:table-cell>
              <table:table-cell>
                <text:p><text:span text:style-name="T11">sower &amp; incremente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1">capture_seeds</text:span></text:p>
              </table:table-cell>
              <table:table-cell table:style-name="ce8">
                <text:p text:style-name="P25"><text:span text:style-name="T11">5</text:span></text:p>
              </table:table-cell>
              <table:table-cell table:style-name="ce9">
                <text:p text:style-name="P26"><text:span text:style-name="T10">Capture Seeds</text:span></text:p>
              </table:table-cell>
              <table:table-cell>
                <text:p><text:span text:style-name="T11">capt_ok, capturer &amp; incrementer, make_child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1">win_conditions</text:span></text:p>
              </table:table-cell>
              <table:table-cell table:style-name="ce8">
                <text:p text:style-name="P25"><text:span text:style-name="T11">6</text:span></text:p>
              </table:table-cell>
              <table:table-cell table:style-name="ce9">
                <text:p text:style-name="P26"><text:span text:style-name="T10">Win Condition – is game over</text:span></text:p>
              </table:table-cell>
              <table:table-cell>
                <text:p><text:span text:style-name="T11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4" draw:text-style-name="P27" draw:layer="layout" svg:width="7.351cm" svg:height="0.972cm" svg:x="1.604cm" svg:y="2.7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1">Interface</text:span></text:p>
              </table:table-cell>
              <table:table-cell table:style-name="ce11">
                <text:p text:style-name="P25"><text:span text:style-name="T11">Method</text:span></text:p>
                <text:p text:style-name="P25"><text:span text:style-name="T11">(mancala.py)</text:span></text:p>
              </table:table-cell>
              <table:table-cell>
                <text:p text:style-name="P28"><text:span text:style-name="T11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1">GameInterface</text:span></text:p>
              </table:table-cell>
              <table:table-cell>
                <text:p text:style-name="P28"><text:span text:style-name="T11">new_game</text:span></text:p>
              </table:table-cell>
              <table:table-cell>
                <text:p text:style-name="P28"><text:span text:style-name="T11">new_game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1">GameInterface</text:span></text:p>
              </table:table-cell>
              <table:table-cell>
                <text:p text:style-name="P28"><text:span text:style-name="T11">end_game</text:span></text:p>
              </table:table-cell>
              <table:table-cell>
                <text:p text:style-name="P28"><text:span text:style-name="T11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1">GameInterface</text:span></text:p>
              </table:table-cell>
              <table:table-cell>
                <text:p text:style-name="P28"><text:span text:style-name="T11">get_allowable_holes</text:span></text:p>
              </table:table-cell>
              <table:table-cell>
                <text:p text:style-name="P28"><text:span text:style-name="T11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1">AIGameIf</text:span></text:p>
              </table:table-cell>
              <table:table-cell>
                <text:p text:style-name="P28"><text:span text:style-name="T11">get_moves</text:span></text:p>
              </table:table-cell>
              <table:table-cell>
                <text:p text:style-name="P28"><text:span text:style-name="T11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2">not applicable</text:span></text:p>
              </table:table-cell>
              <table:table-cell>
                <text:p text:style-name="P28"><text:span text:style-name="T11">__str__</text:span></text:p>
              </table:table-cell>
              <table:table-cell>
                <text:p text:style-name="P28"><text:span text:style-name="T11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5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6" draw:text-style-name="P3" xml:id="id46" draw:id="id46" draw:layer="layout" svg:width="5.715cm" svg:height="2.288cm" svg:x="15.28cm" svg:y="14.01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xml:id="id38" draw:id="id38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9" draw:id="id39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xml:id="id40" draw:id="id40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70" draw:text-style-name="P24" draw:layer="layout" svg:x1="1.635cm" svg:y1="8.302cm" svg:x2="2.587cm" svg:y2="7.35cm">
          <text:p/>
        </draw:line>
        <draw:line draw:style-name="gr71" draw:text-style-name="P24" draw:layer="layout" svg:x1="5.762cm" svg:y1="10.968cm" svg:x2="6.715cm" svg:y2="10.206cm">
          <text:p/>
        </draw:line>
        <draw:frame draw:style-name="gr72" draw:text-style-name="P31" draw:layer="layout" svg:width="1.586cm" svg:height="0.497cm" svg:x="7.033cm" svg:y="10.207cm">
          <draw:text-box>
            <text:p><text:span text:style-name="T13">rounds</text:span></text:p>
          </draw:text-box>
        </draw:frame>
        <draw:frame draw:style-name="gr73" draw:text-style-name="P32" draw:layer="layout" svg:width="9.841cm" svg:height="0.814cm" svg:x="1.952cm" svg:y="1.317cm">
          <draw:text-box>
            <text:p>New Game Classes and Deco</text:p>
          </draw:text-box>
        </draw:frame>
        <draw:frame draw:style-name="gr72" draw:text-style-name="P31" draw:layer="layout" svg:width="2.222cm" svg:height="0.497cm" svg:x="17.797cm" svg:y="8.972cm">
          <draw:text-box>
            <text:p><text:span text:style-name="T13">mustshare</text:span></text:p>
          </draw:text-box>
        </draw:frame>
        <draw:frame draw:style-name="gr73" draw:text-style-name="P32" draw:layer="layout" svg:width="9.841cm" svg:height="0.814cm" svg:x="16.241cm" svg:y="1.317cm">
          <draw:text-box>
            <text:p>Allowable Classes and Deco</text:p>
          </draw:text-box>
        </draw:frame>
        <draw:custom-shape draw:style-name="gr74" draw:text-style-name="P30" xml:id="id41" draw:id="id41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75" draw:text-style-name="P2" xml:id="id42" draw:id="id42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0.525cm" svg:x1="7.033cm" svg:y1="4.491cm" svg:x2="3.858cm" svg:y2="6.714cm" draw:start-shape="id38" draw:start-glue-point="2" draw:end-shape="id39" svg:d="M7033 4491v1637h-3175v586" svg:viewBox="0 0 3176 2224">
          <text:p/>
        </draw:connector>
        <draw:connector draw:style-name="gr34" draw:layer="layout" svg:x1="7.033cm" svg:y1="4.491cm" svg:x2="7.033cm" svg:y2="9.444cm" draw:start-shape="id38" draw:start-glue-point="2" draw:end-shape="id40" draw:end-glue-point="0" svg:d="M7033 4491v4953" svg:viewBox="0 0 1 4954">
          <text:p/>
        </draw:connector>
        <draw:connector draw:style-name="gr34" draw:layer="layout" draw:line-skew="0.16cm" svg:x1="18.883cm" svg:y1="4.491cm" svg:x2="15.708cm" svg:y2="6.079cm" draw:start-shape="id41" draw:start-glue-point="2" draw:end-shape="id42" draw:end-glue-point="0" svg:d="M18883 4491v954h-3175v634" svg:viewBox="0 0 3176 1589">
          <text:p/>
        </draw:connector>
        <draw:connector draw:style-name="gr34" draw:layer="layout" svg:x1="18.883cm" svg:y1="4.491cm" svg:x2="18.883cm" svg:y2="8.209cm" draw:start-shape="id41" draw:start-glue-point="2" draw:end-shape="id43" draw:end-glue-point="0" svg:d="M18883 4491v3718" svg:viewBox="0 0 1 3719">
          <text:p/>
        </draw:connector>
        <draw:connector draw:style-name="gr35" draw:layer="layout" draw:type="curve" svg:x1="5.89cm" svg:y1="9.444cm" svg:x2="5.001cm" svg:y2="7.476cm" draw:start-shape="id40" draw:start-glue-point="5" draw:end-shape="id39" draw:end-glue-point="7" svg:d="M5890 9444c0-1476-889-492-889-1968" svg:viewBox="0 0 890 1969">
          <text:p/>
        </draw:connector>
        <draw:connector draw:style-name="gr35" draw:layer="layout" draw:type="curve" svg:x1="17.74cm" svg:y1="8.209cm" svg:x2="16.851cm" svg:y2="6.841cm" draw:start-shape="id43" draw:start-glue-point="5" draw:end-shape="id42" draw:end-glue-point="7" svg:d="M17740 8209c0-1026-889-342-889-1368" svg:viewBox="0 0 890 1369">
          <text:p/>
        </draw:connector>
        <draw:line draw:style-name="gr70" draw:text-style-name="P24" draw:layer="layout" svg:x1="1cm" svg:y1="20.367cm" svg:x2="1.82cm" svg:y2="19.547cm">
          <text:p/>
        </draw:line>
        <draw:frame draw:style-name="gr76" draw:text-style-name="P33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7" draw:text-style-name="P35" draw:layer="layout" svg:width="4.763cm" svg:height="0.953cm" svg:x="9.889cm" svg:y="11.477cm">
          <text:p text:style-name="P34"><text:span text:style-name="T14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78" draw:text-style-name="P37" draw:layer="layout" svg:width="1.905cm" svg:height="1.905cm" svg:x="5.445cm" svg:y="13.382cm">
          <text:p text:style-name="P36"><text:span text:style-name="T15">new_</text:span></text:p>
          <text:p text:style-name="P36"><text:span text:style-name="T15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9" draw:layer="layout" svg:width="2.54cm" svg:height="3.421cm" svg:x="5.427cm" svg:y="15.604cm">
          <draw:text-box>
            <text:p text:style-name="P38"><text:span text:style-name="T16">Δ</text:span><text:span text:style-name="T16"><text:tab/></text:span><text:span text:style-name="T8">board</text:span></text:p>
            <text:p text:style-name="P38"><text:span text:style-name="T16">Δ</text:span><text:span text:style-name="T16"><text:tab/></text:span><text:span text:style-name="T8">store</text:span></text:p>
            <text:p text:style-name="P38"><text:span text:style-name="T16">Δ</text:span><text:span text:style-name="T8"><text:tab/></text:span><text:span text:style-name="T8">blocked</text:span></text:p>
            <text:p text:style-name="P38"><text:span text:style-name="T16">Δ</text:span><text:span text:style-name="T8"><text:tab/></text:span><text:span text:style-name="T8">child</text:span></text:p>
            <text:p text:style-name="P38"><text:span text:style-name="T16">Δ</text:span><text:span text:style-name="T8"><text:tab/></text:span><text:span text:style-name="T8">unlocked</text:span></text:p>
            <text:p text:style-name="P38"><text:span text:style-name="T16">Δ</text:span><text:span text:style-name="T8"><text:tab/></text:span><text:span text:style-name="T8">turn</text:span></text:p>
            <text:p text:style-name="P38"><text:span text:style-name="T16">Δ</text:span><text:span text:style-name="T8"><text:tab/></text:span><text:span text:style-name="T8">starter</text:span></text:p>
            <text:p text:style-name="P38"><text:span text:style-name="T8"><text:tab/></text:span><text:span text:style-name="T8">state</text:span></text:p>
          </draw:text-box>
        </draw:frame>
        <draw:frame draw:style-name="gr80" draw:text-style-name="P41" draw:layer="layout" svg:width="4.762cm" svg:height="0.578cm" svg:x="7.667cm" svg:y="19.889cm">
          <draw:text-box>
            <text:p text:style-name="P40"><text:span text:style-name="T16">Δ</text:span><text:span text:style-name="T8"><text:tab/></text:span><text:span text:style-name="T8">game state changed</text:span></text:p>
          </draw:text-box>
        </draw:frame>
        <draw:custom-shape draw:style-name="gr81" draw:text-style-name="P37" xml:id="id45" draw:id="id45" draw:layer="layout" svg:width="1.905cm" svg:height="1.905cm" svg:x="19.643cm" svg:y="16.894cm">
          <text:p text:style-name="P36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39" draw:layer="layout" svg:width="2.54cm" svg:height="1.834cm" svg:x="19.438cm" svg:y="18.916cm">
          <draw:text-box>
            <text:p text:style-name="P38"><text:span text:style-name="T16"><text:tab/></text:span><text:span text:style-name="T8">board</text:span></text:p>
            <text:p text:style-name="P38"><text:span text:style-name="T8"><text:tab/></text:span><text:span text:style-name="T8">blocked</text:span></text:p>
            <text:p text:style-name="P38"><text:span text:style-name="T8"><text:tab/></text:span><text:span text:style-name="T8">child</text:span></text:p>
            <text:p text:style-name="P38"><text:span text:style-name="T8"><text:tab/></text:span><text:span text:style-name="T8">state</text:span></text:p>
          </draw:text-box>
        </draw:frame>
        <draw:frame draw:style-name="gr83" draw:text-style-name="P33" draw:layer="layout" svg:width="3.512cm" svg:height="0.577cm" svg:x="22.6cm" svg:y="17.687cm">
          <draw:text-box>
            <text:p><text:span text:style-name="T8">list: bool for each hole</text:span></text:p>
          </draw:text-box>
        </draw:frame>
        <draw:line draw:style-name="gr84" draw:text-style-name="P8" draw:layer="layout" svg:x1="21.548cm" svg:y1="17.937cm" svg:x2="22.5cm" svg:y2="17.937cm">
          <text:p/>
        </draw:line>
        <draw:custom-shape draw:style-name="gr81" draw:text-style-name="P37" draw:layer="layout" svg:width="1.905cm" svg:height="1.905cm" svg:x="16.015cm" svg:y="14.195cm">
          <text:p text:style-name="P36"><text:span text:style-name="T15">sow_</text:span></text:p>
          <text:p text:style-name="P36"><text:span text:style-name="T15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7" draw:layer="layout" svg:width="1.905cm" svg:height="1.905cm" svg:x="18.555cm" svg:y="14.195cm">
          <text:p text:style-name="P36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1" draw:layer="layout" svg:width="1.078cm" svg:height="0.421cm" svg:x="15.28cm" svg:y="13.978cm">
          <draw:text-box>
            <text:p><text:span text:style-name="T7">do_sow</text:span></text:p>
          </draw:text-box>
        </draw:frame>
        <draw:line draw:style-name="gr23" draw:text-style-name="P8" draw:layer="layout" svg:x1="4.493cm" svg:y1="14.335cm" svg:x2="5.445cm" svg:y2="14.335cm">
          <text:p/>
        </draw:line>
        <draw:frame draw:style-name="gr86" draw:text-style-name="P33" draw:layer="layout" svg:width="2.407cm" svg:height="0.891cm" svg:x="2.17cm" svg:y="13.917cm">
          <draw:text-box>
            <text:p><text:span text:style-name="T8">win_cond</text:span></text:p>
            <text:p><text:span text:style-name="T8">new_round_ok</text:span></text:p>
          </draw:text-box>
        </draw:frame>
        <draw:custom-shape draw:name="Callout- 1" draw:style-name="gr87" draw:text-style-name="P35" draw:layer="layout" svg:width="4.763cm" svg:height="0.953cm" svg:x="9.889cm" svg:y="15.287cm">
          <text:p text:style-name="P34"><text:span text:style-name="T14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frame draw:style-name="gr72" draw:text-style-name="P31" draw:layer="layout" svg:width="4.763cm" svg:height="0.497cm" svg:x="21.637cm" svg:y="10.715cm">
          <draw:text-box>
            <text:p><text:span text:style-name="T13">grandslam == NOT_LEGAL</text:span></text:p>
          </draw:text-box>
        </draw:frame>
        <draw:custom-shape draw:style-name="gr88" draw:text-style-name="P2" xml:id="id44" draw:id="id44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20.916cm" svg:y1="9.952cm" svg:x2="20.026cm" svg:y2="8.971cm" draw:start-shape="id44" draw:start-glue-point="5" draw:end-shape="id43" draw:end-glue-point="7" svg:d="M20916 9952c0-735-890-245-890-981" svg:viewBox="0 0 891 982">
          <text:p/>
        </draw:connector>
        <draw:connector draw:style-name="gr89" draw:layer="layout" draw:type="line" svg:x1="19.922cm" svg:y1="17.173cm" svg:x2="18.137cm" svg:y2="16.305cm" draw:start-shape="id45" draw:start-glue-point="5" draw:end-shape="id46" draw:end-glue-point="2" svg:d="M19922 17173l-1785-868" svg:viewBox="0 0 1786 869">
          <text:p/>
        </draw:connector>
        <draw:custom-shape draw:style-name="gr90" draw:text-style-name="P3" xml:id="id47" draw:id="id47" draw:layer="layout" svg:width="2.857cm" svg:height="2.288cm" svg:x="21.948cm" svg:y="14.01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.905cm" svg:height="1.905cm" svg:x="22.365cm" svg:y="14.395cm">
          <text:p text:style-name="P36"><text:span text:style-name="T15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1" draw:layer="layout" svg:width="1.962cm" svg:height="0.421cm" svg:x="21.948cm" svg:y="13.978cm">
          <draw:text-box>
            <text:p><text:span text:style-name="T7">capture_seeds</text:span></text:p>
          </draw:text-box>
        </draw:frame>
        <draw:connector draw:style-name="gr89" draw:layer="layout" draw:type="line" svg:x1="21.269cm" svg:y1="17.173cm" svg:x2="23.376cm" svg:y2="16.305cm" draw:start-shape="id45" draw:start-glue-point="11" draw:end-shape="id47" draw:end-glue-point="2" svg:d="M21269 17173l2107-868" svg:viewBox="0 0 2108 869">
          <text:p/>
        </draw:connector>
        <draw:frame draw:style-name="gr92" draw:text-style-name="P42" draw:layer="layout" svg:width="4.045cm" svg:height="0.815cm" svg:x="4.04cm" svg:y="2.17cm">
          <draw:text-box>
            <text:p text:style-name="P24"><text:span text:style-name="T17">new_game.py</text:span></text:p>
          </draw:text-box>
        </draw:frame>
        <draw:frame draw:style-name="gr92" draw:text-style-name="P42" draw:layer="layout" svg:width="4.045cm" svg:height="0.815cm" svg:x="18.545cm" svg:y="2.27cm">
          <draw:text-box>
            <text:p text:style-name="P24"><text:span text:style-name="T17">allowables.py</text:span></text:p>
          </draw:text-box>
        </draw:frame>
        <draw:custom-shape draw:style-name="gr93" draw:text-style-name="P2" xml:id="id48" draw:id="id48" draw:layer="layout" svg:width="4.445cm" svg:height="0.762cm" svg:x="17.527cm" svg:y="11.7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emoizeAllowables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21.082cm" svg:y1="11.795cm" svg:x2="20.916cm" svg:y2="10.714cm" draw:start-shape="id48" draw:start-glue-point="4" draw:end-shape="id44" draw:end-glue-point="6" svg:d="M21082 11795c0-810-166-270-166-1081" svg:viewBox="0 0 167 1082">
          <text:p/>
        </draw:connector>
        <draw:line draw:style-name="gr71" draw:text-style-name="P24" draw:layer="layout" svg:x1="16.792cm" svg:y1="13.265cm" svg:x2="17.745cm" svg:y2="12.503cm">
          <text:p/>
        </draw:line>
        <draw:connector draw:style-name="gr34" draw:layer="layout" draw:line-skew="-1.777cm" svg:x1="18.883cm" svg:y1="4.491cm" svg:x2="22.059cm" svg:y2="9.952cm" draw:start-shape="id41" draw:start-glue-point="2" draw:end-shape="id44" draw:end-glue-point="0" svg:d="M18883 4491v954h3176v4507" svg:viewBox="0 0 3177 5462">
          <text:p/>
        </draw:connector>
        <draw:connector draw:style-name="gr34" draw:layer="layout" draw:line-skew="-2.698cm" svg:x1="18.883cm" svg:y1="4.491cm" svg:x2="19.749cm" svg:y2="11.795cm" draw:start-shape="id41" draw:start-glue-point="2" draw:end-shape="id48" draw:end-glue-point="0" svg:d="M18883 4491v954h866v6350" svg:viewBox="0 0 867 7305">
          <text:p/>
        </draw:connector>
        <draw:custom-shape draw:style-name="gr94" draw:text-style-name="P2" xml:id="id43" draw:id="id43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frame draw:style-name="gr95" draw:text-style-name="P27" draw:layer="layout" svg:width="4.389cm" svg:height="3.255cm" svg:x="22.551cm" svg:y="6.317cm">
          <draw:text-box>
            <text:p><text:span text:style-name="T13">NoGrandSlam and MustShare do significant <text:s/>work; the memoize deco saves the previous result so it can be reused if the game state hasn’t changed.</text:span></text:p>
          </draw:text-box>
        </draw:frame>
        <draw:frame draw:style-name="gr96" draw:text-style-name="P31" draw:layer="layout" svg:width="4.763cm" svg:height="0.891cm" svg:x="19.732cm" svg:y="12.547cm">
          <draw:text-box>
            <text:p><text:span text:style-name="T13">mustshare or </text:span></text:p>
            <text:p><text:span text:style-name="T13">grandslam == NOT_LEGAL</text:span></text:p>
          </draw:text-box>
        </draw:frame>
        <draw:line draw:style-name="gr71" draw:text-style-name="P24" draw:layer="layout" svg:x1="13.064cm" svg:y1="7.477cm" svg:x2="14.017cm" svg:y2="6.715cm">
          <text:p/>
        </draw:line>
        <draw:line draw:style-name="gr23" draw:text-style-name="P8" draw:layer="layout" svg:x1="7.35cm" svg:y1="14.335cm" svg:x2="8.302cm" svg:y2="14.335cm">
          <text:p/>
        </draw:line>
        <draw:frame draw:style-name="gr97" draw:text-style-name="P33" draw:layer="layout" svg:width="2.564cm" svg:height="0.891cm" svg:x="8.371cm" svg:y="13.918cm">
          <draw:text-box>
            <text:p><text:span text:style-name="T8">is_new_game </text:span></text:p>
            <text:p><text:span text:style-name="T8">(not new round)</text:span></text:p>
          </draw:text-box>
        </draw:fram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6" draw:style-name="dp1" draw:master-page-name="Default">
        <draw:custom-shape draw:style-name="gr99" draw:text-style-name="P3" xml:id="id55" draw:id="id55" draw:layer="layout" svg:width="2.54cm" svg:height="2.539cm" svg:x="18.78cm" svg:y="3.857cm">
          <text:p/>
          <draw:enhanced-geometry svg:viewBox="0 0 21600 21600" draw:type="rectangle" draw:enhanced-path="M 0 0 L 21600 0 21600 21600 0 21600 0 0 Z N"/>
        </draw:custom-shape>
        <draw:frame draw:style-name="gr100" draw:text-style-name="P11" draw:layer="layout" svg:width="1.975cm" svg:height="0.421cm" svg:x="18.78cm" svg:y="3.857cm">
          <draw:text-box>
            <text:p><text:span text:style-name="T7">get_allowables</text:span></text:p>
          </draw:text-box>
        </draw:frame>
        <draw:custom-shape draw:style-name="gr101" draw:text-style-name="P30" xml:id="id53" draw:id="id53" draw:layer="layout" svg:width="3.81cm" svg:height="0.762cm" svg:x="6.045cm" svg:y="5.1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52" draw:id="id52" draw:layer="layout" svg:width="3.81cm" svg:height="0.762cm" svg:x="2.8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49" draw:id="id49" draw:layer="layout" svg:width="3.81cm" svg:height="0.762cm" svg:x="11.86cm" svg:y="11.6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70" draw:text-style-name="P24" draw:layer="layout" svg:x1="2.587cm" svg:y1="9.417cm" svg:x2="3.222cm" svg:y2="8.782cm">
          <text:p/>
        </draw:line>
        <draw:frame draw:style-name="gr72" draw:text-style-name="P31" draw:layer="layout" svg:width="4.127cm" svg:height="0.497cm" svg:x="12.395cm" svg:y="12.412cm">
          <draw:text-box>
            <text:p><text:span text:style-name="T13">udirect and mustpass</text:span></text:p>
          </draw:text-box>
        </draw:frame>
        <draw:frame draw:style-name="gr73" draw:text-style-name="P32" draw:layer="layout" svg:width="9.841cm" svg:height="0.814cm" svg:x="7.986cm" svg:y="1cm">
          <draw:text-box>
            <text:p>Get Moves Classes and Deco</text:p>
          </draw:text-box>
        </draw:frame>
        <draw:custom-shape draw:style-name="gr104" draw:text-style-name="P2" xml:id="id51" draw:id="id51" draw:layer="layout" svg:width="3.81cm" svg:height="0.762cm" svg:x="5.192cm" svg:y="11.3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11.442cm" svg:y1="12.909cm" svg:x2="12.235cm" svg:y2="12.274cm">
          <text:p/>
        </draw:line>
        <draw:frame draw:style-name="gr96" draw:text-style-name="P31" draw:layer="layout" svg:width="4.345cm" svg:height="0.891cm" svg:x="5.945cm" svg:y="12.174cm">
          <draw:text-box>
            <text:p><text:span text:style-name="T13">not udirect and mustpass</text:span></text:p>
          </draw:text-box>
        </draw:frame>
        <draw:connector draw:style-name="gr35" draw:layer="layout" draw:type="curve" svg:x1="12.622cm" svg:y1="11.639cm" svg:x2="12.585cm" svg:y2="8.909cm" draw:start-shape="id49" draw:start-glue-point="5" draw:end-shape="id50" draw:end-glue-point="7" svg:d="M12622 11639c0-2047-37-683-37-2730" svg:viewBox="0 0 38 2731">
          <text:p/>
        </draw:connector>
        <draw:connector draw:style-name="gr35" draw:layer="layout" draw:type="curve" svg:x1="5.954cm" svg:y1="11.322cm" svg:x2="5.918cm" svg:y2="8.909cm" draw:start-shape="id51" draw:start-glue-point="5" draw:end-shape="id52" draw:end-glue-point="7" svg:d="M5954 11322c0-1809-36-603-36-2413" svg:viewBox="0 0 37 2414">
          <text:p/>
        </draw:connector>
        <draw:connector draw:style-name="gr34" draw:layer="layout" draw:line-skew="-0.159cm" svg:x1="7.95cm" svg:y1="5.924cm" svg:x2="4.775cm" svg:y2="8.147cm" draw:start-shape="id53" draw:start-glue-point="2" draw:end-shape="id52" draw:end-glue-point="0" svg:d="M7950 5924v953h-3175v1270" svg:viewBox="0 0 3176 2224">
          <text:p/>
        </draw:connector>
        <draw:connector draw:style-name="gr34" draw:layer="layout" draw:line-skew="-1.905cm" svg:x1="7.95cm" svg:y1="5.924cm" svg:x2="13.765cm" svg:y2="11.639cm" draw:start-shape="id53" draw:start-glue-point="2" draw:end-shape="id49" draw:end-glue-point="0" svg:d="M7950 5924v953h5815v4762" svg:viewBox="0 0 5816 5716">
          <text:p/>
        </draw:connector>
        <draw:connector draw:style-name="gr34" draw:layer="layout" draw:line-skew="-1.746cm" svg:x1="7.95cm" svg:y1="5.924cm" svg:x2="7.097cm" svg:y2="11.322cm" draw:start-shape="id53" draw:start-glue-point="2" draw:end-shape="id51" draw:end-glue-point="0" svg:d="M7950 5924v953h-853v4445" svg:viewBox="0 0 854 5399">
          <text:p/>
        </draw:connector>
        <draw:frame draw:style-name="gr105" draw:text-style-name="P45" draw:layer="layout" svg:width="0.502cm" svg:height="1.187cm" svg:x="24.791cm" svg:y="4.3cm">
          <draw:text-box>
            <text:p/>
          </draw:text-box>
        </draw:frame>
        <draw:custom-shape draw:style-name="gr81" draw:text-style-name="P37" xml:id="id54" draw:id="id54" draw:layer="layout" svg:width="1.905cm" svg:height="1.905cm" svg:x="16.875cm" svg:y="6.714cm">
          <text:p text:style-name="P36"><text:span text:style-name="T15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33" draw:layer="layout" svg:width="6.033cm" svg:height="1.679cm" svg:x="19.732cm" svg:y="7.507cm">
          <draw:text-box>
            <text:p><text:span text:style-name="T8">list of valid moves: </text:span></text:p>
            <text:p text:style-name="P40"><text:span text:style-name="T8"><text:tab/></text:span><text:span text:style-name="T8">pos 0 .. holes-1, PASS_TOKEN</text:span></text:p>
            <text:p text:style-name="P40"><text:span text:style-name="T8"><text:tab/></text:span><text:span text:style-name="T8">tuples (pos, direction)</text:span></text:p>
          </draw:text-box>
        </draw:frame>
        <draw:line draw:style-name="gr84" draw:text-style-name="P8" draw:layer="layout" svg:x1="18.78cm" svg:y1="7.757cm" svg:x2="19.732cm" svg:y2="7.757cm">
          <text:p/>
        </draw:line>
        <draw:custom-shape draw:style-name="gr81" draw:text-style-name="P37" draw:layer="layout" svg:width="1.905cm" svg:height="1.905cm" svg:x="19.097cm" svg:y="4.374cm">
          <text:p text:style-name="P36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39" draw:layer="layout" svg:width="2.54cm" svg:height="0.564cm" svg:x="16.875cm" svg:y="8.936cm">
          <draw:text-box>
            <text:p text:style-name="P38"><text:span text:style-name="T16"><text:tab/></text:span><text:span text:style-name="T8">board</text:span></text:p>
          </draw:text-box>
        </draw:frame>
        <draw:custom-shape draw:style-name="gr108" draw:text-style-name="P2" xml:id="id50" draw:id="id50" draw:layer="layout" svg:width="3.81cm" svg:height="0.762cm" svg:x="9.53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-0.159cm" svg:x1="7.95cm" svg:y1="5.924cm" svg:x2="11.442cm" svg:y2="8.147cm" draw:start-shape="id53" draw:start-glue-point="2" draw:end-shape="id50" draw:end-glue-point="0" svg:d="M7950 5924v953h3492v1270" svg:viewBox="0 0 3493 2224">
          <text:p/>
        </draw:connector>
        <draw:line draw:style-name="gr71" draw:text-style-name="P24" draw:layer="layout" svg:x1="5.034cm" svg:y1="12.592cm" svg:x2="5.827cm" svg:y2="11.957cm">
          <text:p/>
        </draw:line>
        <draw:line draw:style-name="gr70" draw:text-style-name="P24" draw:layer="layout" svg:x1="9.22cm" svg:y1="9.417cm" svg:x2="9.855cm" svg:y2="8.782cm">
          <text:p/>
        </draw:line>
        <draw:frame draw:style-name="gr109" draw:text-style-name="P27" draw:layer="layout" svg:width="1.158cm" svg:height="0.498cm" svg:x="10.49cm" svg:y="8.899cm">
          <draw:text-box>
            <text:p><text:span text:style-name="T13">udirect</text:span></text:p>
          </draw:text-box>
        </draw:frame>
        <draw:frame draw:style-name="gr110" draw:text-style-name="P27" draw:layer="layout" svg:width="3.172cm" svg:height="0.891cm" svg:x="3.608cm" svg:y="8.943cm">
          <draw:text-box>
            <text:p><text:span text:style-name="T13">not udirect</text:span></text:p>
          </draw:text-box>
        </draw:frame>
        <draw:frame draw:style-name="gr92" draw:text-style-name="P42" draw:layer="layout" svg:width="4.045cm" svg:height="0.815cm" svg:x="9.972cm" svg:y="1.952cm">
          <draw:text-box>
            <text:p text:style-name="P24"><text:span text:style-name="T17">get_moves.py</text:span></text:p>
          </draw:text-box>
        </draw:frame>
        <draw:connector draw:style-name="gr89" draw:layer="layout" draw:type="line" svg:x1="18.501cm" svg:y1="6.993cm" svg:x2="20.05cm" svg:y2="6.396cm" draw:start-shape="id54" draw:start-glue-point="11" draw:end-shape="id55" draw:end-glue-point="2" svg:d="M18501 6993l1549-597" svg:viewBox="0 0 1550 598">
          <text:p/>
        </draw:connector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7" draw:style-name="dp1" draw:master-page-name="Default">
        <draw:custom-shape draw:style-name="gr111" draw:text-style-name="P30" xml:id="id58" draw:id="id58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59" draw:id="id59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13" draw:text-style-name="P2" xml:id="id56" draw:id="id56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70" draw:text-style-name="P24" draw:layer="layout" svg:x1="5.445cm" svg:y1="9.254cm" svg:x2="6.08cm" svg:y2="8.619cm">
          <text:p/>
        </draw:line>
        <draw:frame draw:style-name="gr114" draw:text-style-name="P31" draw:layer="layout" svg:width="4.127cm" svg:height="0.635cm" svg:x="10.208cm" svg:y="12.112cm">
          <draw:text-box>
            <text:p><text:span text:style-name="T13">udirect (any udir_hole)</text:span></text:p>
          </draw:text-box>
        </draw:frame>
        <draw:frame draw:style-name="gr73" draw:text-style-name="P32" draw:layer="layout" svg:width="9.841cm" svg:height="0.814cm" svg:x="8.937cm" svg:y="1.138cm">
          <draw:text-box>
            <text:p>Get Direction Classes and Deco</text:p>
          </draw:text-box>
        </draw:frame>
        <draw:line draw:style-name="gr71" draw:text-style-name="P24" draw:layer="layout" svg:x1="8.603cm" svg:y1="12.239cm" svg:x2="9.396cm" svg:y2="11.604cm">
          <text:p/>
        </draw:line>
        <draw:connector draw:style-name="gr35" draw:layer="layout" draw:type="curve" svg:x1="11.986cm" svg:y1="11.159cm" svg:x2="13.192cm" svg:y2="9.064cm" draw:start-shape="id56" draw:start-glue-point="4" draw:end-shape="id57" draw:end-glue-point="6" svg:d="M11986 11159c0-1570 1206-523 1206-2095" svg:viewBox="0 0 1207 2096">
          <text:p/>
        </draw:connector>
        <draw:connector draw:style-name="gr34" draw:layer="layout" draw:line-skew="-0.159cm" svg:x1="10.843cm" svg:y1="6.079cm" svg:x2="7.668cm" svg:y2="8.302cm" draw:start-shape="id58" draw:start-glue-point="2" draw:end-shape="id59" draw:end-glue-point="0" svg:d="M10843 6079v953h-3175v1270" svg:viewBox="0 0 3176 2224">
          <text:p/>
        </draw:connector>
        <draw:connector draw:style-name="gr34" draw:layer="layout" draw:line-skew="-0.159cm" svg:x1="10.843cm" svg:y1="6.079cm" svg:x2="19.733cm" svg:y2="8.302cm" draw:start-shape="id58" draw:start-glue-point="2" draw:end-shape="id60" draw:end-glue-point="0" svg:d="M10843 6079v953h8890v1270" svg:viewBox="0 0 8891 2224">
          <text:p/>
        </draw:connector>
        <draw:connector draw:style-name="gr34" draw:layer="layout" svg:x1="10.843cm" svg:y1="6.079cm" svg:x2="10.843cm" svg:y2="11.159cm" draw:start-shape="id58" draw:start-glue-point="2" draw:end-shape="id56" draw:end-glue-point="0" svg:d="M10843 6079v5080" svg:viewBox="0 0 1 5081">
          <text:p/>
        </draw:connector>
        <draw:frame draw:style-name="gr105" draw:text-style-name="P45" draw:layer="layout" svg:width="0.502cm" svg:height="1.187cm" svg:x="17.171cm" svg:y="15.731cm">
          <draw:text-box>
            <text:p/>
          </draw:text-box>
        </draw:frame>
        <draw:custom-shape draw:style-name="gr81" draw:text-style-name="P37" draw:layer="layout" svg:width="1.905cm" svg:height="1.905cm" svg:x="11.795cm" svg:y="15.605cm">
          <text:p text:style-name="P36"><text:span text:style-name="T15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33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84" draw:text-style-name="P8" draw:layer="layout" svg:x1="13.7cm" svg:y1="16.648cm" svg:x2="14.652cm" svg:y2="16.648cm">
          <text:p/>
        </draw:line>
        <draw:custom-shape draw:style-name="gr116" draw:text-style-name="P2" xml:id="id57" draw:id="id57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-0.159cm" svg:x1="10.843cm" svg:y1="6.079cm" svg:x2="14.335cm" svg:y2="8.302cm" draw:start-shape="id58" draw:start-glue-point="2" draw:end-shape="id57" draw:end-glue-point="0" svg:d="M10843 6079v953h3492v1270" svg:viewBox="0 0 3493 2224">
          <text:p/>
        </draw:connector>
        <draw:line draw:style-name="gr70" draw:text-style-name="P24" draw:layer="layout" svg:x1="12.113cm" svg:y1="9.572cm" svg:x2="12.748cm" svg:y2="8.937cm">
          <text:p/>
        </draw:line>
        <draw:frame draw:style-name="gr117" draw:text-style-name="P27" draw:layer="layout" svg:width="3.492cm" svg:height="0.635cm" svg:x="13.383cm" svg:y="9.254cm">
          <draw:text-box>
            <text:p><text:span text:style-name="T13">sow_direct == SPLIT</text:span></text:p>
          </draw:text-box>
        </draw:frame>
        <draw:custom-shape draw:style-name="gr118" draw:text-style-name="P2" xml:id="id60" draw:id="id60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17.193cm" svg:y1="9.572cm" svg:x2="17.986cm" svg:y2="8.937cm">
          <text:p/>
        </draw:line>
        <draw:line draw:style-name="gr84" draw:text-style-name="P8" draw:layer="layout" svg:x1="10.842cm" svg:y1="16.557cm" svg:x2="11.794cm" svg:y2="16.557cm">
          <text:p/>
        </draw:line>
        <draw:frame draw:style-name="gr119" draw:text-style-name="P33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96" draw:text-style-name="P31" draw:layer="layout" svg:width="4.127cm" svg:height="0.891cm" svg:x="18.78cm" svg:y="9.254cm">
          <draw:text-box>
            <text:p><text:span text:style-name="T13">all holes are in udir_holes</text:span></text:p>
            <text:p><text:span text:style-name="T13">sow_direct is don’t care</text:span></text:p>
          </draw:text-box>
        </draw:frame>
        <draw:frame draw:style-name="gr117" draw:text-style-name="P27" draw:layer="layout" svg:width="3.492cm" svg:height="0.635cm" svg:x="5.445cm" svg:y="9.254cm">
          <draw:text-box>
            <text:p><text:span text:style-name="T13">sow_direct != SPLIT</text:span></text:p>
          </draw:text-box>
        </draw:frame>
        <draw:connector draw:style-name="gr35" draw:layer="layout" draw:type="curve" svg:x1="9.7cm" svg:y1="11.159cm" svg:x2="8.811cm" svg:y2="9.064cm" draw:start-shape="id56" draw:start-glue-point="5" draw:end-shape="id59" draw:end-glue-point="7" svg:d="M9700 11159c0-1570-889-523-889-2095" svg:viewBox="0 0 890 2096">
          <text:p/>
        </draw:connector>
        <draw:frame draw:style-name="gr92" draw:text-style-name="P42" draw:layer="layout" svg:width="4.045cm" svg:height="0.815cm" svg:x="11.242cm" svg:y="1.952cm">
          <draw:text-box>
            <text:p text:style-name="P24"><text:span text:style-name="T17">get_direction.py</text:span></text:p>
          </draw:text-box>
        </draw:fram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8" draw:style-name="dp1" draw:master-page-name="Default">
        <draw:custom-shape draw:style-name="gr120" draw:text-style-name="P30" xml:id="id68" draw:id="id68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21" draw:text-style-name="P2" xml:id="id63" draw:id="id63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22" draw:text-style-name="P2" xml:id="id62" draw:id="id62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70" draw:text-style-name="P24" draw:layer="layout" svg:x1="1.96cm" svg:y1="8.653cm" svg:x2="2.818cm" svg:y2="7.795cm">
          <text:p/>
        </draw:line>
        <draw:line draw:style-name="gr71" draw:text-style-name="P24" draw:layer="layout" svg:x1="5.017cm" svg:y1="11.51cm" svg:x2="6.089cm" svg:y2="10.652cm">
          <text:p/>
        </draw:line>
        <draw:frame draw:style-name="gr72" draw:text-style-name="P31" draw:layer="layout" svg:width="2.541cm" svg:height="0.497cm" svg:x="6.306cm" svg:y="10.59cm">
          <draw:text-box>
            <text:p><text:span text:style-name="T13">skip_start</text:span></text:p>
          </draw:text-box>
        </draw:frame>
        <draw:frame draw:style-name="gr73" draw:text-style-name="P32" draw:layer="layout" svg:width="9.841cm" svg:height="0.814cm" svg:x="2.589cm" svg:y="1.317cm">
          <draw:text-box>
            <text:p>Incrementer Classes and Deco</text:p>
          </draw:text-box>
        </draw:frame>
        <draw:custom-shape draw:style-name="gr123" draw:text-style-name="P2" xml:id="id61" draw:id="id61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8.216cm" svg:y1="15.003cm" svg:x2="9.163cm" svg:y2="14.245cm">
          <text:p/>
        </draw:line>
        <draw:frame draw:style-name="gr72" draw:text-style-name="P31" draw:layer="layout" svg:width="1.905cm" svg:height="0.497cm" svg:x="9.898cm" svg:y="14.368cm">
          <draw:text-box>
            <text:p><text:span text:style-name="T13">blocks</text:span></text:p>
          </draw:text-box>
        </draw:frame>
        <draw:custom-shape draw:style-name="gr124" draw:text-style-name="P30" xml:id="id69" draw:id="id69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67" draw:id="id67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96" draw:text-style-name="P31" draw:layer="layout" svg:width="2.435cm" svg:height="0.891cm" svg:x="19.051cm" svg:y="9.649cm">
          <draw:text-box>
            <text:p><text:span text:style-name="T13">sow_start</text:span></text:p>
          </draw:text-box>
        </draw:frame>
        <draw:frame draw:style-name="gr73" draw:text-style-name="P32" draw:layer="layout" svg:width="9.841cm" svg:height="0.814cm" svg:x="16.24cm" svg:y="1.317cm">
          <draw:text-box>
            <text:p>Sow Starter Classes and Deco</text:p>
          </draw:text-box>
        </draw:frame>
        <draw:custom-shape draw:style-name="gr126" draw:text-style-name="P2" xml:id="id65" draw:id="id65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19.097cm" svg:y1="15.684cm" svg:x2="20.05cm" svg:y2="14.922cm">
          <text:p/>
        </draw:line>
        <draw:frame draw:style-name="gr72" draw:text-style-name="P31" draw:layer="layout" svg:width="2.274cm" svg:height="0.497cm" svg:x="22.538cm" svg:y="12.949cm">
          <draw:text-box>
            <text:p><text:span text:style-name="T13">moveunlock</text:span></text:p>
          </draw:text-box>
        </draw:frame>
        <draw:custom-shape draw:style-name="gr127" draw:text-style-name="P2" xml:id="id64" draw:id="id64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9.073cm" svg:y1="13.51cm" svg:x2="8.175cm" svg:y2="10.652cm" draw:start-shape="id61" draw:start-glue-point="5" draw:end-shape="id62" draw:end-glue-point="7" svg:d="M9073 13510c0-2143-898-715-898-2858" svg:viewBox="0 0 899 2859">
          <text:p/>
        </draw:connector>
        <draw:connector draw:style-name="gr35" draw:layer="layout" draw:type="curve" svg:x1="5.889cm" svg:y1="9.89cm" svg:x2="5cm" svg:y2="7.922cm" draw:start-shape="id62" draw:start-glue-point="5" draw:end-shape="id63" draw:end-glue-point="7" svg:d="M5889 9890c0-1476-889-492-889-1968" svg:viewBox="0 0 890 1969">
          <text:p/>
        </draw:connector>
        <draw:connector draw:style-name="gr35" draw:layer="layout" draw:type="curve" draw:line-skew="-1.969cm" svg:x1="11.359cm" svg:y1="13.51cm" svg:x2="5cm" svg:y2="7.922cm" draw:start-shape="id61" draw:start-glue-point="4" draw:end-shape="id63" draw:end-glue-point="7" svg:d="M11359 13510c0-7144-6359-4351-6359-5588" svg:viewBox="0 0 6360 5589">
          <text:p/>
        </draw:connector>
        <draw:connector draw:style-name="gr35" draw:layer="layout" draw:type="curve" svg:x1="22.146cm" svg:y1="14.255cm" svg:x2="25.003cm" svg:y2="12.959cm" draw:start-shape="id64" draw:start-glue-point="4" draw:end-shape="id65" draw:end-glue-point="7" svg:d="M22146 14255c0-972 2857-324 2857-1296" svg:viewBox="0 0 2858 1297">
          <text:p/>
        </draw:connector>
        <draw:connector draw:style-name="gr35" draw:layer="layout" draw:type="curve" svg:x1="19.86cm" svg:y1="14.255cm" svg:x2="21.819cm" svg:y2="9.639cm" draw:start-shape="id64" draw:start-glue-point="5" draw:end-shape="id66" draw:end-glue-point="7" svg:d="M19860 14255c0-3462 1959-1154 1959-4616" svg:viewBox="0 0 1960 4617">
          <text:p/>
        </draw:connector>
        <draw:connector draw:style-name="gr35" draw:layer="layout" draw:type="curve" svg:x1="22.717cm" svg:y1="12.197cm" svg:x2="21.819cm" svg:y2="9.639cm" draw:start-shape="id65" draw:start-glue-point="5" draw:end-shape="id66" draw:end-glue-point="7" svg:d="M22717 12197c0-1918-898-640-898-2558" svg:viewBox="0 0 899 2559">
          <text:p/>
        </draw:connector>
        <draw:connector draw:style-name="gr35" draw:layer="layout" draw:type="curve" draw:line-skew="-1.959cm" svg:x1="25.003cm" svg:y1="12.197cm" svg:x2="18.644cm" svg:y2="6.909cm" draw:start-shape="id65" draw:start-glue-point="4" draw:end-shape="id67" draw:end-glue-point="7" svg:d="M25003 12197c0-6904-6359-4261-6359-5288" svg:viewBox="0 0 6360 5289">
          <text:p/>
        </draw:connector>
        <draw:connector draw:style-name="gr35" draw:layer="layout" draw:type="curve" svg:x1="19.86cm" svg:y1="14.255cm" svg:x2="16.358cm" svg:y2="6.909cm" draw:start-shape="id64" draw:start-glue-point="5" draw:end-shape="id67" draw:end-glue-point="6" svg:d="M19860 14255c0-5509-3502-1837-3502-7346" svg:viewBox="0 0 3503 7347">
          <text:p/>
        </draw:connector>
        <draw:connector draw:style-name="gr35" draw:layer="layout" draw:type="curve" svg:x1="19.533cm" svg:y1="8.877cm" svg:x2="18.644cm" svg:y2="6.909cm" draw:start-shape="id66" draw:start-glue-point="5" draw:end-shape="id67" draw:end-glue-point="7" svg:d="M19533 8877c0-1476-889-492-889-1968" svg:viewBox="0 0 890 1969">
          <text:p/>
        </draw:connector>
        <draw:connector draw:style-name="gr128" draw:text-style-name="P8" draw:layer="layout" draw:line-skew="-0.159cm" svg:x1="7.032cm" svg:y1="4.937cm" svg:x2="3.857cm" svg:y2="7.16cm" draw:start-shape="id68" draw:start-glue-point="2" draw:end-shape="id63" draw:end-glue-point="0" svg:d="M7032 4937v953h-3175v1270" svg:viewBox="0 0 3176 2224">
          <text:p/>
        </draw:connector>
        <draw:connector draw:style-name="gr128" draw:text-style-name="P8" draw:layer="layout" svg:x1="7.032cm" svg:y1="4.937cm" svg:x2="7.032cm" svg:y2="9.89cm" draw:start-shape="id68" draw:start-glue-point="2" draw:end-shape="id62" draw:end-glue-point="0" svg:d="M7032 4937v4953" svg:viewBox="0 0 1 4954">
          <text:p/>
        </draw:connector>
        <draw:connector draw:style-name="gr128" draw:text-style-name="P8" draw:layer="layout" draw:line-skew="-3.334cm" svg:x1="7.032cm" svg:y1="4.937cm" svg:x2="10.216cm" svg:y2="13.51cm" draw:start-shape="id68" draw:start-glue-point="2" draw:end-shape="id61" draw:end-glue-point="0" svg:d="M7032 4937v953h3184v7620" svg:viewBox="0 0 3185 8574">
          <text:p/>
        </draw:connector>
        <draw:connector draw:style-name="gr128" draw:text-style-name="P8" draw:layer="layout" draw:line-skew="-0.411cm" svg:x1="20.676cm" svg:y1="4.224cm" svg:x2="17.501cm" svg:y2="6.147cm" draw:start-shape="id69" draw:start-glue-point="2" draw:end-shape="id67" svg:d="M20676 4224v551h-3175v1372" svg:viewBox="0 0 3176 1924">
          <text:p/>
        </draw:connector>
        <draw:connector draw:style-name="gr128" draw:text-style-name="P8" draw:layer="layout" svg:x1="20.676cm" svg:y1="4.224cm" svg:x2="20.676cm" svg:y2="8.877cm" draw:start-shape="id69" draw:start-glue-point="2" draw:end-shape="id66" draw:end-glue-point="0" svg:d="M20676 4224v4653" svg:viewBox="0 0 1 4654">
          <text:p/>
        </draw:connector>
        <draw:connector draw:style-name="gr128" draw:text-style-name="P8" draw:layer="layout" draw:line-skew="-3.436cm" svg:x1="20.676cm" svg:y1="4.224cm" svg:x2="23.86cm" svg:y2="12.197cm" draw:start-shape="id69" draw:start-glue-point="2" draw:end-shape="id65" draw:end-glue-point="0" svg:d="M20676 4224v551h3184v7422" svg:viewBox="0 0 3185 7974">
          <text:p/>
        </draw:connector>
        <draw:connector draw:style-name="gr128" draw:text-style-name="P8" draw:layer="layout" draw:line-skew="-4.465cm" svg:x1="20.676cm" svg:y1="4.224cm" svg:x2="21.003cm" svg:y2="14.255cm" draw:start-shape="id69" draw:start-glue-point="2" draw:end-shape="id64" draw:end-glue-point="0" svg:d="M20676 4224v551h327v9480" svg:viewBox="0 0 328 10032">
          <text:p/>
        </draw:connector>
        <draw:custom-shape draw:style-name="gr129" draw:text-style-name="P2" xml:id="id66" draw:id="id66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30" draw:text-style-name="P39" draw:layer="layout" svg:width="2.54cm" svg:height="0.635cm" svg:x="5.127cm" svg:y="19.097cm">
          <draw:text-box>
            <text:p text:style-name="P38"><text:span text:style-name="T8"><text:tab/></text:span><text:span text:style-name="T8">blocked</text:span></text:p>
          </draw:text-box>
        </draw:frame>
        <draw:custom-shape draw:style-name="gr81" draw:text-style-name="P37" draw:layer="layout" svg:width="1.905cm" svg:height="1.905cm" svg:x="5.445cm" svg:y="16.875cm">
          <text:p text:style-name="P36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33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3" draw:text-style-name="P8" draw:layer="layout" svg:x1="7.35cm" svg:y1="17.827cm" svg:x2="8.302cm" svg:y2="17.827cm">
          <text:p/>
        </draw:line>
        <draw:line draw:style-name="gr23" draw:text-style-name="P8" draw:layer="layout" svg:x1="4.493cm" svg:y1="17.827cm" svg:x2="5.445cm" svg:y2="17.827cm">
          <text:p/>
        </draw:line>
        <draw:frame draw:style-name="gr132" draw:text-style-name="P33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33" draw:text-style-name="P39" draw:layer="layout" svg:width="2.222cm" svg:height="1.285cm" svg:x="19.85cm" svg:y="18.98cm">
          <draw:text-box>
            <text:p text:style-name="P38"><text:span text:style-name="T16">Δ</text:span><text:span text:style-name="T8"><text:tab/></text:span><text:span text:style-name="T8">board</text:span></text:p>
            <text:p text:style-name="P38"><text:span text:style-name="T16">Δ</text:span><text:span text:style-name="T19"><text:tab/></text:span><text:span text:style-name="T19">unlocked</text:span></text:p>
          </draw:text-box>
        </draw:frame>
        <draw:custom-shape draw:style-name="gr81" draw:text-style-name="P37" draw:layer="layout" svg:width="1.905cm" svg:height="1.905cm" svg:x="19.733cm" svg:y="16.758cm">
          <text:p text:style-name="P36"><text:span text:style-name="T15">sow_</text:span></text:p>
          <text:p text:style-name="P36"><text:span text:style-name="T15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33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3" draw:text-style-name="P8" draw:layer="layout" svg:x1="21.638cm" svg:y1="17.71cm" svg:x2="22.59cm" svg:y2="17.71cm">
          <text:p/>
        </draw:line>
        <draw:line draw:style-name="gr23" draw:text-style-name="P8" draw:layer="layout" svg:x1="18.781cm" svg:y1="17.71cm" svg:x2="19.733cm" svg:y2="17.71cm">
          <text:p/>
        </draw:line>
        <draw:frame draw:style-name="gr135" draw:text-style-name="P33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92" draw:text-style-name="P42" draw:layer="layout" svg:width="4.045cm" svg:height="0.815cm" svg:x="4.892cm" svg:y="2.09cm">
          <draw:text-box>
            <text:p text:style-name="P24"><text:span text:style-name="T17">incrementer.py</text:span></text:p>
          </draw:text-box>
        </draw:frame>
        <draw:frame draw:style-name="gr92" draw:text-style-name="P42" draw:layer="layout" svg:width="4.045cm" svg:height="0.815cm" svg:x="18.545cm" svg:y="2.09cm">
          <draw:text-box>
            <text:p text:style-name="P24"><text:span text:style-name="T17">sow_starter.py</text:span></text:p>
          </draw:text-box>
        </draw:fram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9" draw:style-name="dp1" draw:master-page-name="Default">
        <draw:frame draw:style-name="gr73" draw:text-style-name="P32" draw:layer="layout" svg:width="9.841cm" svg:height="0.814cm" svg:x="8.937cm" svg:y="1.317cm">
          <draw:text-box>
            <text:p>Sower Classes and Deco</text:p>
          </draw:text-box>
        </draw:frame>
        <draw:custom-shape draw:style-name="gr136" draw:text-style-name="P30" xml:id="id74" draw:id="id74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37" draw:text-style-name="P30" xml:id="id75" draw:id="id75" draw:layer="layout" svg:width="3.81cm" svg:height="0.762cm" svg:x="17.193cm" svg:y="10.5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38" draw:text-style-name="P2" xml:id="id73" draw:id="id73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39" draw:text-style-name="P2" xml:id="id76" draw:id="id76" draw:layer="layout" svg:width="3.81cm" svg:height="0.762cm" svg:x="14.335cm" svg:y="13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40" draw:text-style-name="P2" xml:id="id77" draw:id="id77" draw:layer="layout" svg:width="4.127cm" svg:height="0.762cm" svg:x="19.733cm" svg:y="13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2" xml:id="id71" draw:id="id71" draw:layer="layout" svg:width="3.81cm" svg:height="0.762cm" svg:x="5.127cm" svg:y="12.6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" xml:id="id70" draw:id="id70" draw:layer="layout" svg:width="3.81cm" svg:height="0.762cm" svg:x="7.349cm" svg:y="15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7.113cm" svg:y1="16.875cm" svg:x2="8.302cm" svg:y2="15.923cm">
          <text:p/>
        </draw:line>
        <draw:line draw:style-name="gr71" draw:text-style-name="P24" draw:layer="layout" svg:x1="5.207cm" svg:y1="14.335cm" svg:x2="6.396cm" svg:y2="13.383cm">
          <text:p/>
        </draw:line>
        <draw:line draw:style-name="gr71" draw:text-style-name="P24" draw:layer="layout" svg:x1="7.35cm" svg:y1="9.381cm" svg:x2="8.539cm" svg:y2="8.429cm">
          <text:p/>
        </draw:line>
        <draw:line draw:style-name="gr71" draw:text-style-name="P24" draw:layer="layout" svg:x1="2.685cm" svg:y1="9.255cm" svg:x2="3.875cm" svg:y2="8.302cm">
          <text:p/>
        </draw:line>
        <draw:connector draw:style-name="gr35" draw:layer="layout" draw:type="curve" svg:x1="10.397cm" svg:y1="15.288cm" svg:x2="8.175cm" svg:y2="13.383cm" draw:start-shape="id70" draw:start-glue-point="4" draw:end-shape="id71" draw:end-glue-point="7" svg:d="M10397 15288c0-1428-2222-476-2222-1905" svg:viewBox="0 0 2223 1906">
          <text:p/>
        </draw:connector>
        <draw:connector draw:style-name="gr35" draw:layer="layout" draw:type="curve" svg:x1="8.175cm" svg:y1="12.621cm" svg:x2="11.27cm" svg:y2="8.429cm" draw:start-shape="id71" draw:start-glue-point="4" draw:end-shape="id72" draw:end-glue-point="7" svg:d="M8175 12621c0-3144 3095-1048 3095-4192" svg:viewBox="0 0 3096 4193">
          <text:p/>
        </draw:connector>
        <draw:connector draw:style-name="gr35" draw:layer="layout" draw:type="curve" svg:x1="5.889cm" svg:y1="12.621cm" svg:x2="5.97cm" svg:y2="8.429cm" draw:start-shape="id71" draw:start-glue-point="5" draw:end-shape="id73" draw:end-glue-point="7" svg:d="M5889 12621c0-3144 81-1048 81-4192" svg:viewBox="0 0 82 4193">
          <text:p/>
        </draw:connector>
        <draw:connector draw:style-name="gr34" draw:layer="layout" draw:line-skew="-0.064cm" svg:x1="6.397cm" svg:y1="5.254cm" svg:x2="4.827cm" svg:y2="7.667cm" draw:start-shape="id74" draw:start-glue-point="2" draw:end-shape="id73" draw:end-glue-point="0" svg:d="M6397 5254v1143h-1570v1270" svg:viewBox="0 0 1571 2414">
          <text:p/>
        </draw:connector>
        <draw:connector draw:style-name="gr34" draw:layer="layout" draw:line-skew="-0.064cm" svg:x1="6.397cm" svg:y1="5.254cm" svg:x2="10.127cm" svg:y2="7.667cm" draw:start-shape="id74" draw:start-glue-point="2" draw:end-shape="id72" draw:end-glue-point="0" svg:d="M6397 5254v1143h3730v1270" svg:viewBox="0 0 3731 2414">
          <text:p/>
        </draw:connector>
        <draw:connector draw:style-name="gr34" draw:layer="layout" draw:line-skew="-2.541cm" svg:x1="6.397cm" svg:y1="5.254cm" svg:x2="7.032cm" svg:y2="12.621cm" draw:start-shape="id74" draw:start-glue-point="2" draw:end-shape="id71" draw:end-glue-point="0" svg:d="M6397 5254v1143h635v6224" svg:viewBox="0 0 636 7368">
          <text:p/>
        </draw:connector>
        <draw:connector draw:style-name="gr34" draw:layer="layout" draw:line-skew="-3.874cm" svg:x1="6.397cm" svg:y1="5.254cm" svg:x2="9.254cm" svg:y2="15.288cm" draw:start-shape="id74" draw:start-glue-point="2" draw:end-shape="id70" draw:end-glue-point="0" svg:d="M6397 5254v1143h2857v8891" svg:viewBox="0 0 2858 10035">
          <text:p/>
        </draw:connector>
        <draw:connector draw:style-name="gr34" draw:layer="layout" svg:x1="19.098cm" svg:y1="11.286cm" svg:x2="16.24cm" svg:y2="13.255cm" draw:start-shape="id75" draw:start-glue-point="2" draw:end-shape="id76" draw:end-glue-point="0" svg:d="M19098 11286v985h-2858v984" svg:viewBox="0 0 2859 1970">
          <text:p/>
        </draw:connector>
        <draw:connector draw:style-name="gr34" draw:layer="layout" svg:x1="19.098cm" svg:y1="11.286cm" svg:x2="21.796cm" svg:y2="13.255cm" draw:start-shape="id75" draw:start-glue-point="2" draw:end-shape="id77" draw:end-glue-point="0" svg:d="M19098 11286v985h2698v984" svg:viewBox="0 0 2699 1970">
          <text:p/>
        </draw:connector>
        <draw:connector draw:style-name="gr35" draw:layer="layout" svg:x1="8.937cm" svg:y1="13.002cm" svg:x2="17.193cm" svg:y2="10.905cm" draw:start-shape="id71" draw:start-glue-point="1" draw:end-shape="id75" draw:end-glue-point="3" svg:d="M8937 13002h4128v-2097h4128" svg:viewBox="0 0 8257 2098">
          <text:p/>
        </draw:connector>
        <draw:connector draw:style-name="gr35" draw:layer="layout" draw:line-skew="-1.111cm" svg:x1="11.159cm" svg:y1="15.416cm" svg:x2="17.193cm" svg:y2="10.905cm" draw:start-shape="id70" draw:start-glue-point="9" draw:end-shape="id75" draw:end-glue-point="3" svg:d="M11159 15416h1906v-4511h4128" svg:viewBox="0 0 6035 4512">
          <text:p/>
        </draw:connector>
        <draw:frame draw:style-name="gr133" draw:text-style-name="P39" draw:layer="layout" svg:width="2.54cm" svg:height="1.285cm" svg:x="17.827cm" svg:y="6.397cm">
          <draw:text-box>
            <text:p text:style-name="P38"><text:span text:style-name="T16">Δ</text:span><text:span text:style-name="T8"><text:tab/></text:span><text:span text:style-name="T8">blocked</text:span></text:p>
            <text:p text:style-name="P38"><text:span text:style-name="T8"><text:tab/></text:span><text:span text:style-name="T8">store</text:span></text:p>
            <text:p text:style-name="P38"><text:span text:style-name="T8"><text:tab/></text:span><text:span text:style-name="T8">child</text:span></text:p>
          </draw:text-box>
        </draw:frame>
        <draw:custom-shape draw:style-name="gr81" draw:text-style-name="P37" xml:id="id78" draw:id="id78" draw:layer="layout" svg:width="1.905cm" svg:height="1.905cm" svg:x="18.145cm" svg:y="4.175cm">
          <text:p text:style-name="P36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33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3" draw:text-style-name="P8" draw:layer="layout" svg:x1="20.05cm" svg:y1="5.127cm" svg:x2="21.002cm" svg:y2="5.127cm">
          <text:p/>
        </draw:line>
        <draw:line draw:style-name="gr23" draw:text-style-name="P8" draw:layer="layout" svg:x1="17.193cm" svg:y1="5.127cm" svg:x2="18.145cm" svg:y2="5.127cm">
          <text:p/>
        </draw:line>
        <draw:frame draw:style-name="gr143" draw:text-style-name="P33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44" draw:text-style-name="P31" draw:layer="layout" svg:width="2.435cm" svg:height="0.522cm" svg:x="20.473cm" svg:y="14.13cm">
          <draw:text-box>
            <text:p><text:span text:style-name="T13">child</text:span></text:p>
          </draw:text-box>
        </draw:frame>
        <draw:frame draw:style-name="gr144" draw:text-style-name="P31" draw:layer="layout" svg:width="2.435cm" svg:height="0.522cm" svg:x="15.075cm" svg:y="14.13cm">
          <draw:text-box>
            <text:p><text:span text:style-name="T13">not child</text:span></text:p>
          </draw:text-box>
        </draw:frame>
        <draw:frame draw:style-name="gr144" draw:text-style-name="P31" draw:layer="layout" svg:width="3.493cm" svg:height="0.522cm" svg:x="8.619cm" svg:y="16.353cm">
          <draw:text-box>
            <text:p><text:span text:style-name="T13">mlaps and visit_opp</text:span></text:p>
          </draw:text-box>
        </draw:frame>
        <draw:frame draw:style-name="gr144" draw:text-style-name="P31" draw:layer="layout" svg:width="1.27cm" svg:height="0.522cm" svg:x="6.697cm" svg:y="13.396cm">
          <draw:text-box>
            <text:p><text:span text:style-name="T13">mlaps</text:span></text:p>
          </draw:text-box>
        </draw:frame>
        <draw:frame draw:style-name="gr144" draw:text-style-name="P31" draw:layer="layout" svg:width="2.858cm" svg:height="0.522cm" svg:x="8.539cm" svg:y="8.429cm">
          <draw:text-box>
            <text:p><text:span text:style-name="T13">sow_own_store</text:span></text:p>
          </draw:text-box>
        </draw:frame>
        <draw:custom-shape draw:style-name="gr81" draw:text-style-name="P37" xml:id="id79" draw:id="id79" draw:layer="layout" svg:width="1.905cm" svg:height="1.905cm" svg:x="20.367cm" svg:y="1.952cm">
          <text:p text:style-name="P36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8" draw:layer="layout" draw:type="line" svg:x1="19.771cm" svg:y1="4.454cm" svg:x2="20.646cm" svg:y2="3.578cm" draw:start-shape="id78" draw:start-glue-point="11" draw:end-shape="id79" draw:end-glue-point="7" svg:d="M19771 4454l875-876" svg:viewBox="0 0 876 877">
          <text:p/>
        </draw:connector>
        <draw:frame draw:style-name="gr92" draw:text-style-name="P42" draw:layer="layout" svg:width="4.045cm" svg:height="0.815cm" svg:x="10.173cm" svg:y="2.253cm">
          <draw:text-box>
            <text:p text:style-name="P24"><text:span text:style-name="T17">sower.py</text:span></text:p>
          </draw:text-box>
        </draw:frame>
        <draw:custom-shape draw:style-name="gr146" draw:text-style-name="P2" xml:id="id72" draw:id="id72" draw:layer="layout" svg:width="3.81cm" svg:height="0.762cm" svg:x="8.2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10" draw:style-name="dp1" draw:master-page-name="Default">
        <draw:custom-shape draw:style-name="gr147" draw:text-style-name="P3" draw:layer="layout" svg:width="12.382cm" svg:height="8.255cm" svg:x="2.27cm" svg:y="8.772cm">
          <text:p/>
          <draw:enhanced-geometry svg:viewBox="0 0 21600 21600" draw:type="rectangle" draw:enhanced-path="M 0 0 L 21600 0 21600 21600 0 21600 0 0 Z N"/>
        </draw:custom-shape>
        <draw:connector draw:style-name="gr148" draw:layer="layout" draw:line-skew="-0.052cm" svg:x1="6.079cm" svg:y1="3.972cm" svg:x2="3.709cm" svg:y2="6.385cm" draw:start-shape="id80" draw:start-glue-point="2" draw:end-shape="id81" draw:end-glue-point="0" svg:d="M6079 3972v1155h-2370v1258" svg:viewBox="0 0 2371 2414">
          <text:p/>
        </draw:connector>
        <draw:connector draw:style-name="gr34" draw:layer="layout" draw:line-skew="-1.563cm" svg:x1="6.079cm" svg:y1="3.972cm" svg:x2="5.127cm" svg:y2="9.407cm" draw:start-shape="id80" draw:start-glue-point="2" draw:end-shape="id82" draw:end-glue-point="0" svg:d="M6079 3972v1155h-952v4280" svg:viewBox="0 0 953 5436">
          <text:p/>
        </draw:connector>
        <draw:frame draw:style-name="gr149" draw:text-style-name="P46" draw:layer="layout" svg:width="11.113cm" svg:height="0.953cm" svg:x="8.938cm" svg:y="1.346cm">
          <draw:text-box>
            <text:p><text:span text:style-name="T20">Capt Ok Classes and Deco</text:span></text:p>
          </draw:text-box>
        </draw:frame>
        <draw:custom-shape draw:style-name="gr25" draw:text-style-name="P12" xml:id="id80" draw:id="id80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50" draw:text-style-name="P2" xml:id="id81" draw:id="id81" draw:layer="layout" svg:width="3.81cm" svg:height="0.762cm" svg:x="1.8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2.34cm" svg:height="2.221cm" svg:x="18.146cm" svg:y="4.641cm">
          <text:p text:style-name="P36"><text:span text:style-name="T15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47" draw:layer="layout" svg:width="1.044cm" svg:height="1.284cm" svg:x="6.08cm" svg:y="12.265cm">
          <draw:text-box>
            <text:p><text:span text:style-name="T13">evens</text:span></text:p>
          </draw:text-box>
        </draw:frame>
        <draw:frame draw:style-name="gr153" draw:text-style-name="P48" draw:layer="layout" svg:width="3.175cm" svg:height="2.074cm" svg:x="18.463cm" svg:y="7.181cm">
          <draw:text-box>
            <text:p text:style-name="P38"><text:span text:style-name="T21"><text:tab/></text:span><text:span text:style-name="T13">board</text:span></text:p>
            <text:p text:style-name="P38"><text:span text:style-name="T13"><text:tab/></text:span><text:span text:style-name="T13">child</text:span></text:p>
            <text:p text:style-name="P38"><text:span text:style-name="T13"><text:tab/></text:span><text:span text:style-name="T13">unlocked</text:span></text:p>
          </draw:text-box>
        </draw:frame>
        <draw:frame draw:style-name="gr154" draw:text-style-name="P31" draw:layer="layout" svg:width="0.729cm" svg:height="0.577cm" svg:x="16.371cm" svg:y="5.593cm">
          <draw:text-box>
            <text:p><text:span text:style-name="T13">loc</text:span></text:p>
          </draw:text-box>
        </draw:frame>
        <draw:frame draw:style-name="gr155" draw:text-style-name="P31" draw:layer="layout" svg:width="2.839cm" svg:height="0.577cm" svg:x="21.656cm" svg:y="5.603cm">
          <draw:text-box>
            <text:p><text:span text:style-name="T13">capture_ok (bool)</text:span></text:p>
          </draw:text-box>
        </draw:frame>
        <draw:line draw:style-name="gr156" draw:text-style-name="P49" draw:layer="layout" svg:x1="17.193cm" svg:y1="5.911cm" svg:x2="18.146cm" svg:y2="5.911cm">
          <text:p/>
        </draw:line>
        <draw:line draw:style-name="gr157" draw:text-style-name="P49" draw:layer="layout" svg:x1="20.621cm" svg:y1="5.911cm" svg:x2="21.573cm" svg:y2="5.911cm">
          <text:p/>
        </draw:line>
        <draw:custom-shape draw:style-name="gr158" draw:text-style-name="P2" xml:id="id82" draw:id="id82" draw:layer="layout" svg:width="3.81cm" svg:height="0.762cm" svg:x="3.222cm" svg:y="9.4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" xml:id="id83" draw:id="id83" draw:layer="layout" svg:width="3.81cm" svg:height="0.762cm" svg:x="7.667cm" svg:y="13.4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" xml:id="id86" draw:id="id86" draw:layer="layout" svg:width="3.81cm" svg:height="0.762cm" svg:x="5.127cm" svg:y="11.5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draw:line-skew="-3.563cm" svg:x1="6.079cm" svg:y1="3.972cm" svg:x2="9.572cm" svg:y2="13.408cm" draw:start-shape="id80" draw:start-glue-point="2" draw:end-shape="id83" draw:end-glue-point="0" svg:d="M6079 3972v1155h3493v8281" svg:viewBox="0 0 3494 9437">
          <text:p/>
        </draw:connector>
        <draw:custom-shape draw:style-name="gr161" draw:text-style-name="P2" xml:id="id85" draw:id="id85" draw:layer="layout" svg:width="3.81cm" svg:height="0.762cm" svg:x="9.89cm" svg:y="15.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" xml:id="id84" draw:id="id84" draw:layer="layout" svg:width="5.398cm" svg:height="0.762cm" svg:x="8.30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NoChil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draw:type="curve" svg:x1="12.62cm" svg:y1="18.462cm" svg:x2="13.7cm" svg:y2="15.821cm" draw:start-shape="id84" draw:start-glue-point="4" draw:end-shape="id85" draw:end-glue-point="1" svg:d="M12620 18462c0-1695 800-1412 1264-1649s593-992-184-992" svg:viewBox="0 0 1639 2642">
          <text:p/>
        </draw:connector>
        <draw:line draw:style-name="gr71" draw:text-style-name="P24" draw:layer="layout" svg:x1="7.826cm" svg:y1="19.732cm" svg:x2="8.619cm" svg:y2="19.097cm">
          <text:p/>
        </draw:line>
        <draw:frame draw:style-name="gr163" draw:text-style-name="P47" draw:layer="layout" svg:width="1.353cm" svg:height="1.284cm" svg:x="4.175cm" svg:y="10.142cm">
          <draw:text-box>
            <text:p><text:span text:style-name="T13">capt_on</text:span></text:p>
          </draw:text-box>
        </draw:frame>
        <draw:frame draw:style-name="gr164" draw:text-style-name="P47" draw:layer="layout" svg:width="1.996cm" svg:height="0.635cm" svg:x="8.62cm" svg:y="14.17cm">
          <draw:text-box>
            <text:p><text:span text:style-name="T13">oppsidecapt</text:span></text:p>
          </draw:text-box>
        </draw:frame>
        <draw:frame draw:style-name="gr164" draw:text-style-name="P47" draw:layer="layout" svg:width="1.996cm" svg:height="0.635cm" svg:x="10.751cm" svg:y="16.392cm">
          <draw:text-box>
            <text:p><text:span text:style-name="T13">moveunlock</text:span></text:p>
          </draw:text-box>
        </draw:frame>
        <draw:connector draw:style-name="gr35" draw:layer="layout" draw:type="curve" svg:x1="12.938cm" svg:y1="15.44cm" svg:x2="11.477cm" svg:y2="13.789cm" draw:start-shape="id85" draw:start-glue-point="4" draw:end-shape="id83" draw:end-glue-point="1" svg:d="M12938 15440c0-1101-487-1651-1461-1651" svg:viewBox="0 0 1462 1652">
          <text:p/>
        </draw:connector>
        <draw:connector draw:style-name="gr35" draw:layer="layout" draw:type="curve" svg:x1="10.715cm" svg:y1="13.408cm" svg:x2="8.937cm" svg:y2="11.884cm" draw:start-shape="id83" draw:start-glue-point="4" draw:end-shape="id86" draw:end-glue-point="1" svg:d="M10715 13408c0-1016-592-1524-1778-1524" svg:viewBox="0 0 1779 1525">
          <text:p/>
        </draw:connector>
        <draw:connector draw:style-name="gr34" draw:layer="layout" draw:line-skew="-4.579cm" svg:x1="6.079cm" svg:y1="3.972cm" svg:x2="11.795cm" svg:y2="15.44cm" draw:start-shape="id80" draw:start-glue-point="2" draw:end-shape="id85" draw:end-glue-point="0" svg:d="M6079 3972v1155h5716v10313" svg:viewBox="0 0 5717 11469">
          <text:p/>
        </draw:connector>
        <draw:connector draw:style-name="gr35" draw:layer="layout" draw:type="curve" svg:x1="8.175cm" svg:y1="11.503cm" svg:x2="7.032cm" svg:y2="9.788cm" draw:start-shape="id86" draw:start-glue-point="4" draw:end-shape="id82" draw:end-glue-point="1" svg:d="M8175 11503c0-1144-381-1715-1143-1715" svg:viewBox="0 0 1144 1716">
          <text:p/>
        </draw:connector>
        <draw:connector draw:style-name="gr35" draw:layer="layout" draw:type="curve" svg:x1="6.27cm" svg:y1="9.407cm" svg:x2="5.614cm" svg:y2="6.766cm" draw:start-shape="id82" draw:start-glue-point="4" draw:end-shape="id81" draw:end-glue-point="1" svg:d="M6270 9407c0-1761-218-2641-656-2641" svg:viewBox="0 0 657 2642">
          <text:p/>
        </draw:connector>
        <draw:frame draw:style-name="gr165" draw:text-style-name="P48" draw:layer="layout" svg:width="6.032cm" svg:height="2.467cm" svg:x="14.97cm" svg:y="14.425cm">
          <draw:text-box>
            <text:p text:style-name="P38"><text:span text:style-name="T13">Each element in the chain is optional based on specified conditions. The link goes to the next deco that applies.</text:span></text:p>
            <text:p text:style-name="P38"><text:span text:style-name="T13">Deco’s are effectively anded together.</text:span></text:p>
            <text:p text:style-name="P38"><text:span text:style-name="T22"/></text:p>
          </draw:text-box>
        </draw:frame>
        <draw:frame draw:style-name="gr92" draw:text-style-name="P42" draw:layer="layout" svg:width="4.045cm" svg:height="0.815cm" svg:x="10.607cm" svg:y="2.09cm">
          <draw:text-box>
            <text:p text:style-name="P24"><text:span text:style-name="T17">capt_ok.py</text:span></text:p>
          </draw:text-box>
        </draw:frame>
        <draw:connector draw:style-name="gr34" draw:layer="layout" draw:line-skew="-2.611cm" svg:x1="6.079cm" svg:y1="3.972cm" svg:x2="7.032cm" svg:y2="11.503cm" draw:start-shape="id80" draw:start-glue-point="2" draw:end-shape="id86" draw:end-glue-point="0" svg:d="M6079 3972v1155h953v6376" svg:viewBox="0 0 954 7532">
          <text:p/>
        </draw:connector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11" draw:style-name="dp1" draw:master-page-name="Default">
        <draw:custom-shape draw:style-name="gr166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87" draw:id="id87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168" draw:text-style-name="P37" xml:id="id93" draw:id="id93" draw:layer="layout" svg:width="2.006cm" svg:height="1.905cm" svg:x="20.197cm" svg:y="16.493cm">
          <text:p text:style-name="P36"><text:span text:style-name="T15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48" draw:layer="layout" svg:width="3.175cm" svg:height="2.074cm" svg:x="20.367cm" svg:y="18.58cm">
          <draw:text-box>
            <text:p text:style-name="P38"><text:span text:style-name="T21">Δ</text:span><text:span text:style-name="T21"><text:tab/></text:span><text:span text:style-name="T13">board</text:span></text:p>
            <text:p text:style-name="P38"><text:span text:style-name="T21">Δ</text:span><text:span text:style-name="T13"><text:tab/></text:span><text:span text:style-name="T13">store</text:span></text:p>
            <text:p text:style-name="P38"><text:span text:style-name="T13"><text:tab/></text:span><text:span text:style-name="T13">child</text:span></text:p>
            <text:p text:style-name="P38"><text:span text:style-name="T13"><text:tab/></text:span><text:span text:style-name="T13">unlocked</text:span></text:p>
            <text:p text:style-name="P38"><text:span text:style-name="T13"><text:tab/></text:span><text:span text:style-name="T13">state</text:span></text:p>
          </draw:text-box>
        </draw:frame>
        <draw:frame draw:style-name="gr169" draw:text-style-name="P31" draw:layer="layout" svg:width="0.963cm" svg:height="0.891cm" svg:x="18.145cm" svg:y="16.959cm">
          <draw:text-box>
            <text:p><text:span text:style-name="T13">loc</text:span></text:p>
            <text:p><text:span text:style-name="T13">direct</text:span></text:p>
          </draw:text-box>
        </draw:frame>
        <draw:line draw:style-name="gr156" draw:text-style-name="P49" draw:layer="layout" svg:x1="19.167cm" svg:y1="17.277cm" svg:x2="20.12cm" svg:y2="17.277cm">
          <text:p/>
        </draw:line>
        <draw:connector draw:style-name="gr148" draw:layer="layout" draw:line-skew="-2.126cm" svg:x1="6.07cm" svg:y1="3.263cm" svg:x2="5.127cm" svg:y2="8.702cm" draw:start-shape="id87" draw:start-glue-point="2" draw:end-shape="id88" draw:end-glue-point="0" svg:d="M6070 3263v594h-943v4845" svg:viewBox="0 0 944 5440">
          <text:p/>
        </draw:connector>
        <draw:frame draw:style-name="gr149" draw:text-style-name="P46" draw:layer="layout" svg:width="8.253cm" svg:height="0.953cm" svg:x="8.939cm" svg:y="1.347cm">
          <draw:text-box>
            <text:p><text:span text:style-name="T20">Capturer Classes and Deco</text:span></text:p>
          </draw:text-box>
        </draw:frame>
        <draw:frame draw:style-name="gr170" draw:text-style-name="P47" draw:layer="layout" svg:width="1.505cm" svg:height="0.65cm" svg:x="7.75cm" svg:y="20.05cm">
          <draw:text-box>
            <text:p><text:span text:style-name="T13">child</text:span></text:p>
          </draw:text-box>
        </draw:frame>
        <draw:frame draw:style-name="gr171" draw:text-style-name="P47" draw:layer="layout" svg:width="4.02cm" svg:height="0.891cm" svg:x="17.821cm" svg:y="10.277cm">
          <draw:text-box>
            <text:p><text:span text:style-name="T13">crosscapt and xcpickown</text:span></text:p>
          </draw:text-box>
        </draw:frame>
        <draw:frame draw:style-name="gr172" draw:text-style-name="P47" draw:layer="layout" svg:width="1.615cm" svg:height="0.65cm" svg:x="18.644cm" svg:y="8.055cm">
          <draw:text-box>
            <text:p><text:span text:style-name="T13">crosscapt</text:span></text:p>
          </draw:text-box>
        </draw:frame>
        <draw:frame draw:style-name="gr173" draw:text-style-name="P47" draw:layer="layout" svg:width="3.795cm" svg:height="0.65cm" svg:x="22.304cm" svg:y="12.405cm">
          <draw:text-box>
            <text:p><text:span text:style-name="T13">crosscapt and multicapt</text:span></text:p>
          </draw:text-box>
        </draw:frame>
        <draw:connector draw:style-name="gr35" draw:layer="layout" draw:type="curve" svg:x1="25.438cm" svg:y1="11.628cm" svg:x2="22.282cm" svg:y2="10.174cm" draw:start-shape="id89" draw:start-glue-point="4" draw:end-shape="id90" draw:end-glue-point="7" svg:d="M25438 11628c0-1090-3156-364-3156-1454" svg:viewBox="0 0 3157 1455">
          <text:p/>
        </draw:connector>
        <draw:connector draw:style-name="gr35" draw:layer="layout" draw:type="curve" svg:x1="22.282cm" svg:y1="9.412cm" svg:x2="20.993cm" svg:y2="7.864cm" draw:start-shape="id90" draw:start-glue-point="4" draw:end-shape="id91" draw:end-glue-point="7" svg:d="M22282 9412c0-1161-1289-387-1289-1548" svg:viewBox="0 0 1290 1549">
          <text:p/>
        </draw:connector>
        <draw:custom-shape draw:style-name="gr174" draw:text-style-name="P37" xml:id="id92" draw:id="id92" draw:layer="layout" svg:width="1.827cm" svg:height="1.735cm" svg:x="18.385cm" svg:y="14.27cm">
          <text:p text:style-name="P36"><text:span text:style-name="T15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37" xml:id="id94" draw:id="id94" draw:layer="layout" svg:width="1.827cm" svg:height="1.735cm" svg:x="21.955cm" svg:y="14.27cm">
          <text:p text:style-name="P36"><text:span text:style-name="T15">capt_</text:span></text:p>
          <text:p text:style-name="P36"><text:span text:style-name="T15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5" draw:text-style-name="P8" draw:layer="layout" draw:type="line" svg:x1="19.945cm" svg:y1="15.751cm" svg:x2="20.49cm" svg:y2="16.772cm" draw:start-shape="id92" draw:start-glue-point="9" draw:end-shape="id93" draw:end-glue-point="5" svg:d="M19945 15751l545 1021" svg:viewBox="0 0 546 1022">
          <text:p/>
        </draw:connector>
        <draw:connector draw:style-name="gr175" draw:text-style-name="P8" draw:layer="layout" draw:type="line" svg:x1="22.222cm" svg:y1="15.751cm" svg:x2="21.91cm" svg:y2="16.772cm" draw:start-shape="id94" draw:start-glue-point="7" draw:end-shape="id93" draw:end-glue-point="11" svg:d="M22222 15751l-312 1021" svg:viewBox="0 0 313 1022">
          <text:p/>
        </draw:connector>
        <draw:connector draw:style-name="gr34" draw:layer="layout" draw:line-skew="-7.397cm" svg:x1="6.07cm" svg:y1="3.263cm" svg:x2="7.256cm" svg:y2="19.245cm" draw:start-shape="id87" draw:start-glue-point="2" draw:end-shape="id95" draw:end-glue-point="0" svg:d="M6070 3263v594h1186v15388" svg:viewBox="0 0 1187 15983">
          <text:p/>
        </draw:connector>
        <draw:connector draw:style-name="gr34" draw:layer="layout" draw:line-skew="-2.126cm" svg:x1="6.07cm" svg:y1="3.263cm" svg:x2="11.318cm" svg:y2="8.702cm" draw:start-shape="id87" draw:start-glue-point="2" draw:end-shape="id96" draw:end-glue-point="0" svg:d="M6070 3263v594h5248v4845" svg:viewBox="0 0 5249 5440">
          <text:p/>
        </draw:connector>
        <draw:connector draw:style-name="gr34" draw:layer="layout" draw:line-skew="-1.323cm" svg:x1="6.07cm" svg:y1="3.263cm" svg:x2="19.755cm" svg:y2="7.102cm" draw:start-shape="id87" draw:start-glue-point="2" draw:end-shape="id91" draw:end-glue-point="0" svg:d="M6070 3263v597h13685v3242" svg:viewBox="0 0 13686 3840">
          <text:p/>
        </draw:connector>
        <draw:connector draw:style-name="gr34" draw:layer="layout" draw:line-skew="-2.478cm" svg:x1="6.07cm" svg:y1="3.263cm" svg:x2="20.473cm" svg:y2="9.412cm" draw:start-shape="id87" draw:start-glue-point="2" draw:end-shape="id90" draw:end-glue-point="0" svg:d="M6070 3263v597h14403v5552" svg:viewBox="0 0 14404 6150">
          <text:p/>
        </draw:connector>
        <draw:custom-shape draw:style-name="gr176" draw:text-style-name="P2" xml:id="id88" draw:id="id88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77" draw:text-style-name="P2" xml:id="id90" draw:id="id90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78" draw:text-style-name="P2" xml:id="id89" draw:id="id89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79" draw:text-style-name="P2" xml:id="id91" draw:id="id91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80" draw:text-style-name="P2" xml:id="id95" draw:id="id95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81" draw:text-style-name="P2" xml:id="id96" draw:id="id96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82" draw:text-style-name="P47" draw:layer="layout" svg:width="2.801cm" svg:height="0.497cm" svg:x="3.406cm" svg:y="9.514cm">
          <draw:text-box>
            <text:p><text:span text:style-name="T13">capt_on or evens</text:span></text:p>
          </draw:text-box>
        </draw:frame>
        <draw:connector draw:style-name="gr34" draw:layer="layout" draw:line-skew="-3.586cm" svg:x1="6.07cm" svg:y1="3.263cm" svg:x2="24.2cm" svg:y2="11.628cm" draw:start-shape="id87" draw:start-glue-point="2" draw:end-shape="id89" draw:end-glue-point="0" svg:d="M6070 3263v597h18130v7768" svg:viewBox="0 0 18131 8366">
          <text:p/>
        </draw:connector>
        <draw:frame draw:style-name="gr170" draw:text-style-name="P47" draw:layer="layout" svg:width="1.505cm" svg:height="0.65cm" svg:x="9.972cm" svg:y="9.557cm">
          <draw:text-box>
            <text:p><text:span text:style-name="T13">multicapt</text:span></text:p>
          </draw:text-box>
        </draw:frame>
        <draw:custom-shape draw:style-name="gr183" draw:text-style-name="P2" xml:id="id98" draw:id="id98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6.27cm" svg:y1="8.702cm" svg:x2="10.048cm" svg:y2="5.572cm" draw:start-shape="id88" draw:start-glue-point="4" draw:end-shape="id97" draw:end-glue-point="2" svg:d="M6270 8702c0-2347 3778-783 3778-3130" svg:viewBox="0 0 3779 3131">
          <text:p/>
        </draw:connector>
        <draw:connector draw:style-name="gr35" draw:layer="layout" draw:type="curve" svg:x1="12.556cm" svg:y1="8.702cm" svg:x2="10.048cm" svg:y2="5.572cm" draw:start-shape="id96" draw:start-glue-point="4" draw:end-shape="id97" draw:end-glue-point="2" svg:d="M12556 8702c0-2347-2508-783-2508-3130" svg:viewBox="0 0 2509 3131">
          <text:p/>
        </draw:connector>
        <draw:connector draw:style-name="gr35" draw:layer="layout" draw:type="curve" svg:x1="20.993cm" svg:y1="7.102cm" svg:x2="10.048cm" svg:y2="5.572cm" draw:start-shape="id98" draw:start-glue-point="4" draw:end-shape="id97" draw:end-glue-point="2" svg:d="M20993 7102c0-1147-10945-383-10945-1530" svg:viewBox="0 0 10946 1531">
          <text:p/>
        </draw:connector>
        <draw:connector draw:style-name="gr34" draw:layer="layout" draw:line-skew="-0.18cm" svg:x1="6.07cm" svg:y1="3.263cm" svg:x2="10.048cm" svg:y2="4.81cm" draw:start-shape="id87" draw:start-glue-point="2" draw:end-shape="id97" draw:end-glue-point="0" svg:d="M6070 3263v594h3978v953" svg:viewBox="0 0 3979 1548">
          <text:p/>
        </draw:connector>
        <draw:line draw:style-name="gr71" draw:text-style-name="P24" draw:layer="layout" svg:x1="16.622cm" svg:y1="10.791cm" svg:x2="17.574cm" svg:y2="10.03cm">
          <text:p/>
        </draw:line>
        <draw:line draw:style-name="gr71" draw:text-style-name="P24" draw:layer="layout" svg:x1="2.587cm" svg:y1="10.051cm" svg:x2="3.356cm" svg:y2="9.437cm">
          <text:p/>
        </draw:line>
        <draw:line draw:style-name="gr71" draw:text-style-name="P24" draw:layer="layout" svg:x1="8.678cm" svg:y1="10.172cm" svg:x2="9.471cm" svg:y2="9.537cm">
          <text:p/>
        </draw:line>
        <draw:line draw:style-name="gr71" draw:text-style-name="P24" draw:layer="layout" svg:x1="17.016cm" svg:y1="8.572cm" svg:x2="17.809cm" svg:y2="7.937cm">
          <text:p/>
        </draw:line>
        <draw:line draw:style-name="gr71" draw:text-style-name="P24" draw:layer="layout" svg:x1="21.184cm" svg:y1="12.849cm" svg:x2="22.137cm" svg:y2="12.087cm">
          <text:p/>
        </draw:line>
        <draw:line draw:style-name="gr71" draw:text-style-name="P24" draw:layer="layout" svg:x1="5.053cm" svg:y1="20.515cm" svg:x2="5.811cm" svg:y2="19.908cm">
          <text:p/>
        </draw:line>
        <draw:frame draw:style-name="gr92" draw:text-style-name="P42" draw:layer="layout" svg:width="4.045cm" svg:height="0.815cm" svg:x="11.243cm" svg:y="2.091cm">
          <draw:text-box>
            <text:p text:style-name="P24"><text:span text:style-name="T17">capturer.py</text:span></text:p>
          </draw:text-box>
        </draw:frame>
        <draw:custom-shape draw:style-name="gr184" draw:text-style-name="P2" xml:id="id100" draw:id="id100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1.035cm" svg:y1="17.605cm" svg:x2="1.804cm" svg:y2="16.991cm">
          <text:p/>
        </draw:line>
        <draw:custom-shape draw:style-name="gr185" draw:text-style-name="P2" xml:id="id101" draw:id="id101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5.897cm" svg:y1="17.605cm" svg:x2="6.666cm" svg:y2="16.991cm">
          <text:p/>
        </draw:line>
        <draw:custom-shape draw:style-name="gr186" draw:text-style-name="P2" xml:id="id102" draw:id="id102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187" draw:text-style-name="P47" draw:layer="layout" svg:width="3.554cm" svg:height="0.891cm" svg:x="11.879cm" svg:y="17.068cm">
          <draw:text-box>
            <text:p><text:span text:style-name="T13">grandslam == </text:span></text:p>
            <text:p><text:span text:style-name="T13">OPP_GETS_REMAIN</text:span></text:p>
          </draw:text-box>
        </draw:frame>
        <draw:line draw:style-name="gr71" draw:text-style-name="P24" draw:layer="layout" svg:x1="10.86cm" svg:y1="17.605cm" svg:x2="11.629cm" svg:y2="16.991cm">
          <text:p/>
        </draw:line>
        <draw:frame draw:style-name="gr188" draw:text-style-name="P47" draw:layer="layout" svg:width="2.801cm" svg:height="1.285cm" svg:x="7.097cm" svg:y="17.087cm">
          <draw:text-box>
            <text:p><text:span text:style-name="T13">grandslam == </text:span></text:p>
            <text:p><text:span text:style-name="T13">LEAVE_LEFT or </text:span></text:p>
            <text:p><text:span text:style-name="T13">LEAVE_RIGHT</text:span></text:p>
          </draw:text-box>
        </draw:frame>
        <draw:frame draw:style-name="gr189" draw:text-style-name="P47" draw:layer="layout" svg:width="4.003cm" svg:height="0.497cm" svg:x="1.794cm" svg:y="17.187cm">
          <draw:text-box>
            <text:p><text:span text:style-name="T13">grandslam == NO_CAPT</text:span></text:p>
          </draw:text-box>
        </draw:frame>
        <draw:custom-shape draw:style-name="gr190" draw:text-style-name="P2" xml:id="id99" draw:id="id99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-4.926cm" svg:x1="6.07cm" svg:y1="3.263cm" svg:x2="8.437cm" svg:y2="14.303cm" draw:start-shape="id87" draw:start-glue-point="2" draw:end-shape="id99" draw:end-glue-point="0" svg:d="M6070 3263v594h2367v10446" svg:viewBox="0 0 2368 11041">
          <text:p/>
        </draw:connector>
        <draw:connector draw:style-name="gr34" draw:layer="layout" svg:x1="8.437cm" svg:y1="15.065cm" svg:x2="3.575cm" svg:y2="16.256cm" draw:start-shape="id99" draw:start-glue-point="2" draw:end-shape="id100" draw:end-glue-point="0" svg:d="M8437 15065v596h-4862v595" svg:viewBox="0 0 4863 1192">
          <text:p/>
        </draw:connector>
        <draw:connector draw:style-name="gr34" draw:layer="layout" svg:x1="8.437cm" svg:y1="15.065cm" svg:x2="8.437cm" svg:y2="16.256cm" draw:start-shape="id99" draw:start-glue-point="2" draw:end-shape="id101" draw:end-glue-point="0" svg:d="M8437 15065v1191" svg:viewBox="0 0 1 1192">
          <text:p/>
        </draw:connector>
        <draw:connector draw:style-name="gr34" draw:layer="layout" svg:x1="8.437cm" svg:y1="15.065cm" svg:x2="13.6cm" svg:y2="16.256cm" draw:start-shape="id99" draw:start-glue-point="2" draw:end-shape="id102" draw:end-glue-point="0" svg:d="M8437 15065v596h5163v595" svg:viewBox="0 0 5164 1192">
          <text:p/>
        </draw:connector>
        <draw:custom-shape draw:style-name="gr191" draw:text-style-name="P2" xml:id="id97" draw:id="id97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7.35cm" svg:y1="5.889cm" svg:x2="8.302cm" svg:y2="5.128cm">
          <text:p/>
        </draw:line>
        <draw:frame draw:style-name="gr192" draw:text-style-name="P47" draw:layer="layout" svg:width="5.341cm" svg:height="0.65cm" svg:x="17.275cm" svg:y="13.367cm">
          <draw:text-box>
            <text:p><text:span text:style-name="T13">Each element of chain is optional.</text:span></text:p>
          </draw:text-box>
        </draw:frame>
        <draw:frame draw:style-name="gr193" draw:text-style-name="P47" draw:layer="layout" svg:width="3.677cm" svg:height="0.953cm" svg:x="11.928cm" svg:y="18.462cm">
          <draw:text-box>
            <text:p><text:span text:style-name="T13">GrandSlam decos can </text:span></text:p>
            <text:p><text:span text:style-name="T13">preceed those above.</text:span></text:p>
          </draw:text-box>
        </draw:fram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12" draw:style-name="dp1" draw:master-page-name="Default">
        <draw:connector draw:style-name="gr148" draw:layer="layout" draw:line-skew="-0.731cm" svg:x1="6.08cm" svg:y1="4.175cm" svg:x2="8.143cm" svg:y2="10.716cm" draw:start-shape="id103" draw:start-glue-point="2" draw:end-shape="id104" draw:end-glue-point="0" svg:d="M6080 4175v2540h2063v4001" svg:viewBox="0 0 2064 6542">
          <text:p/>
        </draw:connector>
        <draw:connector draw:style-name="gr148" draw:layer="layout" svg:x1="6.08cm" svg:y1="4.175cm" svg:x2="6.08cm" svg:y2="7.985cm" draw:start-shape="id103" draw:start-glue-point="2" draw:end-shape="id105" draw:end-glue-point="0" svg:d="M6080 4175v3810" svg:viewBox="0 0 1 3811">
          <text:p/>
        </draw:connector>
        <draw:frame draw:style-name="gr149" draw:text-style-name="P32" draw:layer="layout" svg:width="11.113cm" svg:height="0.953cm" svg:x="8.937cm" svg:y="1.317cm">
          <draw:text-box>
            <text:p>Move Ender Classes and Deco</text:p>
          </draw:text-box>
        </draw:frame>
        <draw:custom-shape draw:style-name="gr25" draw:text-style-name="P16" xml:id="id106" draw:id="id106" draw:layer="layout" svg:width="3.81cm" svg:height="0.762cm" svg:x="18.462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laimSeedsIf</text:p>
          <draw:enhanced-geometry svg:viewBox="0 0 21600 21600" draw:type="rectangle" draw:enhanced-path="M 0 0 L 21600 0 21600 21600 0 21600 0 0 Z N"/>
        </draw:custom-shape>
        <draw:custom-shape draw:style-name="gr194" draw:text-style-name="P2" xml:id="id107" draw:id="id107" draw:layer="layout" svg:width="3.81cm" svg:height="0.762cm" svg:x="15.92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95" draw:text-style-name="P2" xml:id="id105" draw:id="id105" draw:layer="layout" svg:width="3.81cm" svg:height="0.762cm" svg:x="4.175cm" svg:y="7.9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" xml:id="id104" draw:id="id104" draw:layer="layout" svg:width="4.127cm" svg:height="0.762cm" svg:x="6.08cm" svg:y="10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MustShare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xml:id="id115" draw:id="id115" draw:layer="layout" svg:width="2.34cm" svg:height="2.221cm" svg:x="19.838cm" svg:y="16.557cm">
          <text:p text:style-name="P36"><text:span text:style-name="T15">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7" draw:text-style-name="P31" draw:layer="layout" svg:width="0.976cm" svg:height="0.577cm" svg:x="24.154cm" svg:y="9.455cm">
          <draw:text-box>
            <text:p><text:span text:style-name="T13">child</text:span></text:p>
          </draw:text-box>
        </draw:frame>
        <draw:frame draw:style-name="gr198" draw:text-style-name="P31" draw:layer="layout" svg:width="2.857cm" svg:height="0.577cm" svg:x="17.828cm" svg:y="9.425cm">
          <draw:text-box>
            <text:p><text:span text:style-name="T8">not</text:span><text:span text:style-name="T13"> child</text:span></text:p>
          </draw:text-box>
        </draw:frame>
        <draw:frame draw:style-name="gr199" draw:text-style-name="P31" draw:layer="layout" svg:width="2.631cm" svg:height="0.577cm" svg:x="4.736cm" svg:y="8.778cm">
          <draw:text-box>
            <text:p><text:span text:style-name="T13">not mustpass</text:span></text:p>
          </draw:text-box>
        </draw:frame>
        <draw:frame draw:style-name="gr200" draw:text-style-name="P31" draw:layer="layout" svg:width="2.085cm" svg:height="0.577cm" svg:x="6.397cm" svg:y="11.477cm">
          <draw:text-box>
            <text:p><text:span text:style-name="T13">mustshare</text:span></text:p>
          </draw:text-box>
        </draw:frame>
        <draw:frame draw:style-name="gr201" draw:text-style-name="P48" draw:layer="layout" svg:width="2.317cm" svg:height="1.589cm" svg:x="20.273cm" svg:y="18.778cm">
          <draw:text-box>
            <text:p text:style-name="P38"><text:span text:style-name="T21">Δ</text:span><text:span text:style-name="T21"><text:tab/></text:span><text:span text:style-name="T13">board</text:span></text:p>
            <text:p text:style-name="P38"><text:span text:style-name="T21">Δ</text:span><text:span text:style-name="T21"><text:tab/></text:span><text:span text:style-name="T13">store</text:span></text:p>
            <text:p text:style-name="P38"><text:span text:style-name="T13"><text:tab/></text:span><text:span text:style-name="T13">child</text:span></text:p>
          </draw:text-box>
        </draw:frame>
        <draw:frame draw:style-name="gr202" draw:text-style-name="P31" draw:layer="layout" svg:width="2.161cm" svg:height="0.891cm" svg:x="17.098cm" svg:y="17.507cm">
          <draw:text-box>
            <text:p><text:span text:style-name="T13">repeat turn</text:span></text:p>
            <text:p><text:span text:style-name="T13">ended</text:span></text:p>
          </draw:text-box>
        </draw:frame>
        <draw:frame draw:style-name="gr203" draw:text-style-name="P31" draw:layer="layout" svg:width="3.017cm" svg:height="0.891cm" svg:x="23.383cm" svg:y="17.517cm">
          <draw:text-box>
            <text:p><text:span text:style-name="T13">win_cond</text:span></text:p>
            <text:p><text:span text:style-name="T13">winner</text:span></text:p>
          </draw:text-box>
        </draw:frame>
        <draw:connector draw:style-name="gr35" draw:layer="layout" draw:type="curve" svg:x1="6.905cm" svg:y1="10.716cm" svg:x2="7.223cm" svg:y2="8.747cm" draw:start-shape="id104" draw:start-glue-point="5" draw:end-shape="id105" draw:end-glue-point="7" svg:d="M6905 10716c0-1476 318-492 318-1969" svg:viewBox="0 0 319 1970">
          <text:p/>
        </draw:connector>
        <draw:line draw:style-name="gr156" draw:text-style-name="P49" draw:layer="layout" svg:x1="18.92cm" svg:y1="17.825cm" svg:x2="19.873cm" svg:y2="17.825cm">
          <text:p/>
        </draw:line>
        <draw:line draw:style-name="gr157" draw:text-style-name="P49" draw:layer="layout" svg:x1="22.348cm" svg:y1="17.825cm" svg:x2="23.3cm" svg:y2="17.825cm">
          <text:p/>
        </draw:line>
        <draw:connector draw:style-name="gr148" draw:layer="layout" draw:line-skew="1.048cm" svg:x1="20.367cm" svg:y1="3.984cm" svg:x2="17.827cm" svg:y2="8.62cm" draw:start-shape="id106" draw:start-glue-point="2" draw:end-shape="id107" draw:end-glue-point="0" svg:d="M20367 3984v3366h-2540v1270" svg:viewBox="0 0 2541 4637">
          <text:p/>
        </draw:connector>
        <draw:connector draw:style-name="gr148" draw:layer="layout" draw:line-skew="1.048cm" svg:x1="20.367cm" svg:y1="3.984cm" svg:x2="23.384cm" svg:y2="8.62cm" draw:start-shape="id106" draw:start-glue-point="2" draw:end-shape="id108" draw:end-glue-point="0" svg:d="M20367 3984v3366h3017v1270" svg:viewBox="0 0 3018 4637">
          <text:p/>
        </draw:connector>
        <draw:frame draw:style-name="gr92" draw:text-style-name="P42" draw:layer="layout" svg:width="4.045cm" svg:height="0.815cm" svg:x="11.242cm" svg:y="2.09cm">
          <draw:text-box>
            <text:p text:style-name="P24"><text:span text:style-name="T17">end_move.py</text:span></text:p>
          </draw:text-box>
        </draw:frame>
        <draw:custom-shape draw:style-name="gr204" draw:text-style-name="P2" xml:id="id109" draw:id="id109" draw:layer="layout" svg:width="3.81cm" svg:height="0.762cm" svg:x="8.797cm" svg:y="16.1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Winner</text:span></text:p>
          <draw:enhanced-geometry svg:viewBox="0 0 21600 21600" draw:type="rectangle" draw:enhanced-path="M 0 0 L 21600 0 21600 21600 0 21600 0 0 Z N"/>
        </draw:custom-shape>
        <draw:custom-shape draw:style-name="gr205" draw:text-style-name="P2" xml:id="id111" draw:id="id111" draw:layer="layout" svg:width="4.128cm" svg:height="0.762cm" svg:x="11.654cm" svg:y="18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oundWinner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9.559cm" svg:y1="16.113cm" svg:x2="9.255cm" svg:y2="14.5cm" draw:start-shape="id109" draw:start-glue-point="5" draw:end-shape="id110" draw:end-glue-point="2" svg:d="M9559 16113c0-1209-304-403-304-1613" svg:viewBox="0 0 305 1614">
          <text:p/>
        </draw:connector>
        <draw:connector draw:style-name="gr35" draw:layer="layout" draw:type="curve" svg:x1="12.48cm" svg:y1="18.145cm" svg:x2="11.845cm" svg:y2="16.875cm" draw:start-shape="id111" draw:start-glue-point="5" draw:end-shape="id109" draw:end-glue-point="7" svg:d="M12480 18145c0-952-635-318-635-1270" svg:viewBox="0 0 636 1271">
          <text:p/>
        </draw:connector>
        <draw:connector draw:style-name="gr34" draw:layer="layout" draw:line-skew="-3.429cm" svg:x1="6.08cm" svg:y1="4.175cm" svg:x2="10.702cm" svg:y2="16.113cm" draw:start-shape="id103" draw:start-glue-point="2" draw:end-shape="id109" draw:end-glue-point="0" svg:d="M6080 4175v2540h4622v9398" svg:viewBox="0 0 4623 11939">
          <text:p/>
        </draw:connector>
        <draw:connector draw:style-name="gr34" draw:layer="layout" draw:line-skew="-4.445cm" svg:x1="6.08cm" svg:y1="4.175cm" svg:x2="13.718cm" svg:y2="18.145cm" draw:start-shape="id103" draw:start-glue-point="2" draw:end-shape="id111" draw:end-glue-point="0" svg:d="M6080 4175v2540h7638v11430" svg:viewBox="0 0 7639 13971">
          <text:p/>
        </draw:connector>
        <draw:custom-shape draw:style-name="gr206" draw:text-style-name="P2" xml:id="id108" draw:id="id108" draw:layer="layout" svg:width="4.128cm" svg:height="0.762cm" svg:x="21.3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frame draw:style-name="gr207" draw:text-style-name="P31" draw:layer="layout" svg:width="1.179cm" svg:height="0.577cm" svg:x="13.906cm" svg:y="18.997cm">
          <draw:text-box>
            <text:p><text:span text:style-name="T13">rounds</text:span></text:p>
          </draw:text-box>
        </draw:frame>
        <draw:line draw:style-name="gr71" draw:text-style-name="P24" draw:layer="layout" svg:x1="7.983cm" svg:y1="17.583cm" svg:x2="9.015cm" svg:y2="16.757cm">
          <text:p/>
        </draw:line>
        <draw:line draw:style-name="gr71" draw:text-style-name="P24" draw:layer="layout" svg:x1="11.072cm" svg:y1="19.584cm" svg:x2="12.03cm" svg:y2="18.762cm">
          <text:p/>
        </draw:line>
        <draw:line draw:style-name="gr208" draw:text-style-name="P8" draw:layer="layout" svg:x1="1.635cm" svg:y1="12.43cm" svg:x2="11.477cm" svg:y2="12.43cm">
          <text:p/>
        </draw:line>
        <draw:frame draw:style-name="gr53" draw:text-style-name="P31" draw:layer="layout" svg:width="5.55cm" svg:height="1.27cm" svg:x="1.8cm" svg:y="12.547cm">
          <draw:text-box>
            <text:p><text:span text:style-name="T13">EndTurnNotPlayable can chain to any ender above.</text:span></text:p>
          </draw:text-box>
        </draw:frame>
        <draw:custom-shape draw:style-name="gr25" draw:text-style-name="P16" xml:id="id103" draw:id="id103" draw:layer="layout" svg:width="3.81cm" svg:height="0.762cm" svg:x="4.175cm" svg:y="3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EndTurnIf</text:p>
          <draw:enhanced-geometry svg:viewBox="0 0 21600 21600" draw:type="rectangle" draw:enhanced-path="M 0 0 L 21600 0 21600 21600 0 21600 0 0 Z N"/>
        </draw:custom-shape>
        <draw:custom-shape draw:style-name="gr209" draw:text-style-name="P2" xml:id="id110" draw:id="id110" draw:layer="layout" svg:width="4.444cm" svg:height="0.762cm" svg:x="7.033cm" svg:y="13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tPlayable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7.922cm" svg:y1="13.738cm" svg:x2="8.143cm" svg:y2="11.478cm" draw:start-shape="id110" draw:start-glue-point="5" draw:end-shape="id104" svg:d="M7922 13738c0-1695 221-565 221-2260" svg:viewBox="0 0 222 2261">
          <text:p/>
        </draw:connector>
        <draw:custom-shape draw:style-name="gr210" draw:text-style-name="P51" xml:id="id112" draw:id="id112" draw:layer="layout" svg:width="3.81cm" svg:height="0.762cm" svg:x="1.952cm" svg:y="5.9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23">Winner</text:span></text:p>
          <draw:enhanced-geometry svg:viewBox="0 0 21600 21600" draw:type="rectangle" draw:enhanced-path="M 0 0 L 21600 0 21600 21600 0 21600 0 0 Z N"/>
        </draw:custom-shape>
        <draw:custom-shape draw:style-name="gr211" draw:text-style-name="P2" xml:id="id114" draw:id="id114" draw:layer="layout" svg:width="3.81cm" svg:height="0.762cm" svg:x="18.41cm" svg:y="11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aimOwnSeeds</text:span></text:p>
          <draw:enhanced-geometry svg:viewBox="0 0 21600 21600" draw:type="rectangle" draw:enhanced-path="M 0 0 L 21600 0 21600 21600 0 21600 0 0 Z N"/>
        </draw:custom-shape>
        <draw:custom-shape draw:style-name="gr212" draw:text-style-name="P2" xml:id="id113" draw:id="id113" draw:layer="layout" svg:width="3.81cm" svg:height="0.762cm" svg:x="14.652cm" svg:y="5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akeOwnSeeds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4.937cm" svg:y1="7.985cm" svg:x2="2.714cm" svg:y2="6.715cm" draw:start-shape="id105" draw:start-glue-point="5" draw:end-shape="id112" draw:end-glue-point="6" svg:d="M4937 7985c0-952-2223-318-2223-1270" svg:viewBox="0 0 2224 1271">
          <text:p/>
        </draw:connector>
        <draw:connector draw:style-name="gr35" draw:layer="layout" draw:type="curve" svg:x1="5.762cm" svg:y1="6.081cm" svg:x2="14.652cm" svg:y2="5.428cm" draw:start-shape="id112" draw:start-glue-point="9" draw:end-shape="id113" draw:end-glue-point="10" svg:d="M5762 6081c6667 0 2223-653 8890-653" svg:viewBox="0 0 8891 654">
          <text:p/>
        </draw:connector>
        <draw:connector draw:style-name="gr35" draw:layer="layout" draw:type="curve" draw:line-skew="-1.906cm" svg:x1="11.845cm" svg:y1="16.113cm" svg:x2="16.684cm" svg:y2="9.382cm" draw:start-shape="id109" draw:start-glue-point="4" draw:end-shape="id107" draw:end-glue-point="6" svg:d="M11845 16113c0-7906 4839-4541 4839-6731" svg:viewBox="0 0 4840 6732">
          <text:p/>
        </draw:connector>
        <draw:connector draw:style-name="gr35" draw:layer="layout" draw:type="curve" draw:line-skew="-1.667cm" svg:x1="11.845cm" svg:y1="16.113cm" svg:x2="22.146cm" svg:y2="9.382cm" draw:start-shape="id109" draw:start-glue-point="4" draw:end-shape="id108" draw:end-glue-point="6" svg:d="M11845 16113c0-7548 10301-4183 10301-6731" svg:viewBox="0 0 10302 6732">
          <text:p/>
        </draw:connector>
        <draw:connector draw:style-name="gr35" draw:layer="layout" draw:type="curve" svg:x1="14.956cm" svg:y1="18.145cm" svg:x2="18.41cm" svg:y2="12.146cm" draw:start-shape="id111" draw:start-glue-point="4" draw:end-shape="id114" draw:end-glue-point="11" svg:d="M14956 18145c0-4000 1151-5999 3454-5999" svg:viewBox="0 0 3455 6000">
          <text:p/>
        </draw:connector>
        <draw:connector draw:style-name="gr34" draw:layer="layout" draw:line-skew="-1.492cm" svg:x1="20.367cm" svg:y1="3.984cm" svg:x2="20.315cm" svg:y2="11.512cm" draw:start-shape="id106" draw:start-glue-point="2" draw:end-shape="id114" draw:end-glue-point="0" svg:d="M20367 3984v2272h-52v5256" svg:viewBox="0 0 53 7529">
          <text:p/>
        </draw:connector>
        <draw:connector draw:style-name="gr34" draw:layer="layout" svg:x1="20.367cm" svg:y1="3.984cm" svg:x2="16.557cm" svg:y2="5.3cm" draw:start-shape="id106" draw:start-glue-point="2" draw:end-shape="id113" draw:end-glue-point="0" svg:d="M20367 3984v658h-3810v658" svg:viewBox="0 0 3811 1317">
          <text:p/>
        </draw:connector>
        <draw:connector draw:style-name="gr34" draw:layer="layout" svg:x1="6.08cm" svg:y1="4.175cm" svg:x2="3.857cm" svg:y2="5.953cm" draw:start-shape="id103" draw:start-glue-point="2" draw:end-shape="id112" draw:end-glue-point="0" svg:d="M6080 4175v889h-2223v889" svg:viewBox="0 0 2224 1779">
          <text:p/>
        </draw:connector>
        <draw:frame draw:style-name="gr133" draw:text-style-name="P31" draw:layer="layout" svg:width="5.55cm" svg:height="1.285cm" svg:x="1.8cm" svg:y="15.922cm">
          <draw:text-box>
            <text:p><text:span text:style-name="T13">Winner is used in the chain twice each with different ClaimSeedsIf concrete classes.</text:span></text:p>
          </draw:text-box>
        </draw:frame>
        <draw:custom-shape draw:style-name="gr99" draw:text-style-name="P3" xml:id="id116" draw:id="id116" draw:layer="layout" svg:width="2.54cm" svg:height="2.539cm" svg:x="21.861cm" svg:y="13.719cm">
          <text:p/>
          <draw:enhanced-geometry svg:viewBox="0 0 21600 21600" draw:type="rectangle" draw:enhanced-path="M 0 0 L 21600 0 21600 21600 0 21600 0 0 Z N"/>
        </draw:custom-shape>
        <draw:frame draw:style-name="gr100" draw:text-style-name="P11" draw:layer="layout" svg:width="1.975cm" svg:height="0.421cm" svg:x="21.861cm" svg:y="13.719cm">
          <draw:text-box>
            <text:p><text:span text:style-name="T7">get_allowables</text:span></text:p>
          </draw:text-box>
        </draw:frame>
        <draw:custom-shape draw:style-name="gr81" draw:text-style-name="P37" draw:layer="layout" svg:width="1.905cm" svg:height="1.905cm" svg:x="22.178cm" svg:y="14.236cm">
          <text:p text:style-name="P36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layer="layout" draw:type="line" svg:x1="21.836cm" svg:y1="16.882cm" svg:x2="23.131cm" svg:y2="16.258cm" draw:start-shape="id115" draw:start-glue-point="11" draw:end-shape="id116" draw:end-glue-point="2" svg:d="M21836 16882l1295-624" svg:viewBox="0 0 1296 625">
          <text:p/>
        </draw:connector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  <draw:page draw:name="page13" draw:style-name="dp1" draw:master-page-name="Default">
        <draw:frame draw:style-name="gr149" draw:text-style-name="P46" draw:layer="layout" svg:width="7.938cm" svg:height="0.953cm" svg:x="9.572cm" svg:y="1.317cm">
          <draw:text-box>
            <text:p><text:span text:style-name="T20">Quitter Classes and Deco</text:span></text:p>
          </draw:text-box>
        </draw:frame>
        <draw:custom-shape draw:style-name="gr25" draw:text-style-name="P12" xml:id="id117" draw:id="id117" draw:layer="layout" svg:width="3.81cm" svg:height="0.762cm" svg:x="14.278cm" svg:y="3.9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laimSeedsIf</text:span></text:p>
          <draw:enhanced-geometry svg:viewBox="0 0 21600 21600" draw:type="rectangle" draw:enhanced-path="M 0 0 L 21600 0 21600 21600 0 21600 0 0 Z N"/>
        </draw:custom-shape>
        <draw:custom-shape draw:style-name="gr213" draw:text-style-name="P2" xml:id="id118" draw:id="id118" draw:layer="layout" svg:width="3.81cm" svg:height="0.762cm" svg:x="11.794cm" svg:y="7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SeedsStore</text:span></text:p>
          <draw:enhanced-geometry svg:viewBox="0 0 21600 21600" draw:type="rectangle" draw:enhanced-path="M 0 0 L 21600 0 21600 21600 0 21600 0 0 Z N"/>
        </draw:custom-shape>
        <draw:custom-shape draw:style-name="gr151" draw:text-style-name="P37" draw:layer="layout" svg:width="2.34cm" svg:height="2.221cm" svg:x="19.297cm" svg:y="15.924cm">
          <text:p text:style-name="P36"><text:span text:style-name="T15">qu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8" draw:text-style-name="P31" draw:layer="layout" svg:width="2.857cm" svg:height="0.577cm" svg:x="13.7cm" svg:y="8.628cm">
          <draw:text-box>
            <text:p><text:span text:style-name="T13">store</text:span></text:p>
          </draw:text-box>
        </draw:frame>
        <draw:frame draw:style-name="gr201" draw:text-style-name="P48" draw:layer="layout" svg:width="2.317cm" svg:height="1.589cm" svg:x="19.415cm" svg:y="18.461cm">
          <draw:text-box>
            <text:p text:style-name="P38"><text:span text:style-name="T21">Δ</text:span><text:span text:style-name="T21"><text:tab/></text:span><text:span text:style-name="T13">board</text:span></text:p>
            <text:p text:style-name="P38"><text:span text:style-name="T21">Δ</text:span><text:span text:style-name="T21"><text:tab/></text:span><text:span text:style-name="T13">store</text:span></text:p>
            <text:p text:style-name="P38"><text:span text:style-name="T13"><text:tab/></text:span><text:span text:style-name="T13">child</text:span></text:p>
          </draw:text-box>
        </draw:frame>
        <draw:frame draw:style-name="gr202" draw:text-style-name="P31" draw:layer="layout" svg:width="2.161cm" svg:height="0.891cm" svg:x="16.557cm" svg:y="16.874cm">
          <draw:text-box>
            <text:p><text:span text:style-name="T13">repeat turn</text:span></text:p>
            <text:p><text:span text:style-name="T13">ended</text:span></text:p>
          </draw:text-box>
        </draw:frame>
        <draw:frame draw:style-name="gr214" draw:text-style-name="P31" draw:layer="layout" svg:width="3.017cm" svg:height="0.577cm" svg:x="22.842cm" svg:y="16.884cm">
          <draw:text-box>
            <text:p><text:span text:style-name="T13">win_cond, winner</text:span></text:p>
          </draw:text-box>
        </draw:frame>
        <draw:line draw:style-name="gr156" draw:text-style-name="P49" draw:layer="layout" svg:x1="18.379cm" svg:y1="17.192cm" svg:x2="19.332cm" svg:y2="17.192cm">
          <text:p/>
        </draw:line>
        <draw:line draw:style-name="gr157" draw:text-style-name="P49" draw:layer="layout" svg:x1="21.807cm" svg:y1="17.192cm" svg:x2="22.759cm" svg:y2="17.192cm">
          <text:p/>
        </draw:line>
        <draw:connector draw:style-name="gr148" draw:layer="layout" draw:line-skew="1.048cm" svg:x1="16.183cm" svg:y1="4.697cm" svg:x2="13.699cm" svg:y2="7.823cm" draw:start-shape="id117" draw:start-glue-point="2" draw:end-shape="id118" draw:end-glue-point="0" svg:d="M16183 4697v2611h-2484v515" svg:viewBox="0 0 2485 3127">
          <text:p/>
        </draw:connector>
        <draw:connector draw:style-name="gr148" draw:layer="layout" draw:line-skew="1.048cm" svg:x1="16.183cm" svg:y1="4.697cm" svg:x2="19.414cm" svg:y2="7.794cm" draw:start-shape="id117" draw:start-glue-point="2" draw:end-shape="id119" draw:end-glue-point="0" svg:d="M16183 4697v2597h3231v500" svg:viewBox="0 0 3232 3098">
          <text:p/>
        </draw:connector>
        <draw:frame draw:style-name="gr92" draw:text-style-name="P42" draw:layer="layout" svg:width="4.045cm" svg:height="0.815cm" svg:x="11.242cm" svg:y="2.09cm">
          <draw:text-box>
            <text:p text:style-name="P24"><text:span text:style-name="T17">end_move.py</text:span></text:p>
          </draw:text-box>
        </draw:frame>
        <draw:custom-shape draw:style-name="gr215" draw:text-style-name="P2" xml:id="id121" draw:id="id121" draw:layer="layout" svg:width="3.81cm" svg:height="0.762cm" svg:x="4.175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Winn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6.08cm" svg:y1="4.697cm" svg:x2="6.08cm" svg:y2="11.477cm" draw:start-shape="id120" draw:start-glue-point="2" draw:end-shape="id121" draw:end-glue-point="0" svg:d="M6080 4697v6780" svg:viewBox="0 0 1 6781">
          <text:p/>
        </draw:connector>
        <draw:custom-shape draw:style-name="gr216" draw:text-style-name="P2" xml:id="id119" draw:id="id119" draw:layer="layout" svg:width="4.445cm" svg:height="0.82cm" svg:x="17.192cm" svg:y="7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SeedsNoStore</text:span></text:p>
          <draw:enhanced-geometry svg:viewBox="0 0 21600 21600" draw:type="rectangle" draw:enhanced-path="M 0 0 L 21600 0 21600 21600 0 21600 0 0 Z N"/>
        </draw:custom-shape>
        <draw:line draw:style-name="gr71" draw:text-style-name="P24" draw:layer="layout" svg:x1="3.778cm" svg:y1="12.938cm" svg:x2="4.81cm" svg:y2="12.112cm">
          <text:p/>
        </draw:line>
        <draw:custom-shape draw:style-name="gr25" draw:text-style-name="P12" xml:id="id120" draw:id="id120" draw:layer="layout" svg:width="3.81cm" svg:height="0.762cm" svg:x="4.175cm" svg:y="3.9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TurnIf</text:span></text:p>
          <draw:enhanced-geometry svg:viewBox="0 0 21600 21600" draw:type="rectangle" draw:enhanced-path="M 0 0 L 21600 0 21600 21600 0 21600 0 0 Z N"/>
        </draw:custom-shape>
        <draw:custom-shape draw:style-name="gr217" draw:text-style-name="P2" xml:id="id122" draw:id="id122" draw:layer="layout" svg:width="4.497cm" svg:height="0.762cm" svg:x="13.935cm" svg:y="11.9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vvyIgnoreSeeds</text:span></text:p>
          <draw:enhanced-geometry svg:viewBox="0 0 21600 21600" draw:type="rectangle" draw:enhanced-path="M 0 0 L 21600 0 21600 21600 0 21600 0 0 Z N"/>
        </draw:custom-shape>
        <draw:connector draw:style-name="gr35" draw:layer="layout" draw:type="curve" svg:x1="7.985cm" svg:y1="11.605cm" svg:x2="12.556cm" svg:y2="8.585cm" draw:start-shape="id121" draw:start-glue-point="9" draw:end-shape="id118" draw:end-glue-point="6" svg:d="M7985 11605c3048 0 4571-1006 4571-3020" svg:viewBox="0 0 4572 3021">
          <text:p/>
        </draw:connector>
        <draw:connector draw:style-name="gr35" draw:layer="layout" draw:type="curve" svg:x1="7.985cm" svg:y1="11.858cm" svg:x2="18.081cm" svg:y2="8.614cm" draw:start-shape="id121" draw:start-glue-point="1" draw:end-shape="id119" draw:end-glue-point="6" svg:d="M7985 11858c6731 0 10096-1081 10096-3244" svg:viewBox="0 0 10097 3245">
          <text:p/>
        </draw:connector>
        <draw:connector draw:style-name="gr35" draw:layer="layout" draw:type="curve" svg:x1="7.985cm" svg:y1="12.111cm" svg:x2="13.935cm" svg:y2="12.619cm" draw:start-shape="id121" draw:start-glue-point="8" draw:end-shape="id122" draw:end-glue-point="11" svg:d="M7985 12111c4462 0 1488 508 5950 508" svg:viewBox="0 0 5951 509">
          <text:p/>
        </draw:connector>
        <draw:connector draw:style-name="gr34" draw:layer="layout" svg:x1="16.183cm" svg:y1="4.697cm" svg:x2="16.183cm" svg:y2="11.985cm" draw:start-shape="id117" draw:start-glue-point="2" draw:end-shape="id122" draw:end-glue-point="0" svg:d="M16183 4697v7288" svg:viewBox="0 0 1 7289">
          <text:p/>
        </draw:connector>
        <draw:frame draw:style-name="gr197" draw:text-style-name="P31" draw:layer="layout" svg:width="0.976cm" svg:height="0.577cm" svg:x="20.367cm" svg:y="8.678cm">
          <draw:text-box>
            <text:p><text:span text:style-name="T13">child</text:span></text:p>
          </draw:text-box>
        </draw:frame>
        <draw:frame draw:style-name="gr218" draw:text-style-name="P31" draw:layer="layout" svg:width="3.554cm" svg:height="0.577cm" svg:x="15.522cm" svg:y="12.805cm">
          <draw:text-box>
            <text:p><text:span text:style-name="T13">not child and not store</text:span></text:p>
          </draw:text-box>
        </draw:frame>
        <draw:frame draw:style-name="gr98" draw:text-style-name="P44" draw:layer="layout" svg:width="16.827cm" svg:height="3.811cm" draw:transform="rotate (0.872664625997165) translate (6.353cm 13.835cm)">
          <draw:text-box>
            <text:p text:style-name="P43"><text:span text:style-name="T18">Out of Da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11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3</text:page-number></text:span></text:p>
        </draw:text-box>
      </draw:frame>
      <draw:frame draw:style-name="Mgr2" draw:text-style-name="MP1" draw:layer="backgroundobjects" svg:width="1.713cm" svg:height="0.421cm" svg:x="24.115cm" svg:y="20.169cm">
        <draw:text-box>
          <text:p><text:span text:style-name="MT1">14 July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5H34M50S</meta:editing-duration>
    <meta:editing-cycles>59</meta:editing-cycles>
    <meta:generator>LibreOffice/7.3.2.2$Windows_X86_64 LibreOffice_project/49f2b1bff42cfccbd8f788c8dc32c1c309559be0</meta:generator>
    <dc:date>2024-07-14T05:31:33.967000000</dc:date>
    <meta:print-date>2023-09-12T15:05:05.386000000</meta:print-date>
    <meta:document-statistic meta:object-count="502"/>
  </office:meta>
</office:document-meta>
</file>